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7077aa" style:font-size-asian="12pt" style:font-style-asian="normal" style:font-size-complex="12pt" style:font-style-complex="normal"/>
    </style:style>
    <style:style style:name="T40" style:family="text">
      <style:text-properties style:font-name="Liberation Sans1" fo:font-size="12pt" fo:font-style="normal" officeooo:rsid="03af42e0" style:font-size-asian="12pt" style:font-style-asian="normal" style:font-size-complex="12pt" style:font-style-complex="normal"/>
    </style:style>
    <style:style style:name="T41" style:family="text">
      <style:text-properties style:font-name="Liberation Sans1" fo:font-size="12pt" fo:font-style="normal" officeooo:rsid="03b8eacf" style:font-size-asian="12pt" style:font-style-asian="normal" style:font-size-complex="12pt" style:font-style-complex="normal"/>
    </style:style>
    <style:style style:name="T42" style:family="text">
      <style:text-properties style:font-name="Liberation Sans1" fo:font-size="12pt" fo:font-style="normal" officeooo:rsid="03ba9d47" style:font-size-asian="12pt" style:font-style-asian="normal" style:font-size-complex="12pt" style:font-style-complex="normal"/>
    </style:style>
    <style:style style:name="T43" style:family="text">
      <style:text-properties style:font-name="Liberation Sans1" fo:font-size="12pt" fo:font-style="normal" officeooo:rsid="03bdc048" style:font-size-asian="12pt" style:font-style-asian="normal" style:font-size-complex="12pt" style:font-style-complex="normal"/>
    </style:style>
    <style:style style:name="T44" style:family="text">
      <style:text-properties style:font-name="Liberation Sans1" fo:font-size="12pt" fo:font-style="normal" officeooo:rsid="03c1a793" style:font-size-asian="12pt" style:font-style-asian="normal" style:font-size-complex="12pt" style:font-style-complex="normal"/>
    </style:style>
    <style:style style:name="T45" style:family="text">
      <style:text-properties style:font-name="Liberation Sans1" fo:font-size="12pt" fo:font-style="normal" officeooo:rsid="03c3ea67" style:font-size-asian="12pt" style:font-style-asian="normal" style:font-size-complex="12pt" style:font-style-complex="normal"/>
    </style:style>
    <style:style style:name="T46" style:family="text">
      <style:text-properties style:font-name="Liberation Sans1" fo:font-size="12pt" fo:font-style="normal" officeooo:rsid="03c4b044" style:font-size-asian="12pt" style:font-style-asian="normal" style:font-size-complex="12pt" style:font-style-complex="normal"/>
    </style:style>
    <style:style style:name="T47" style:family="text">
      <style:text-properties style:font-name="Liberation Sans1" fo:font-size="12pt" fo:font-style="normal" officeooo:rsid="03c5c160" style:font-size-asian="12pt" style:font-style-asian="normal" style:font-size-complex="12pt" style:font-style-complex="normal"/>
    </style:style>
    <style:style style:name="T48" style:family="text">
      <style:text-properties style:font-name="Liberation Sans1" fo:font-size="12pt" fo:font-style="normal" officeooo:rsid="03c6ebb0" style:font-size-asian="12pt" style:font-style-asian="normal" style:font-size-complex="12pt" style:font-style-complex="normal"/>
    </style:style>
    <style:style style:name="T49" style:family="text">
      <style:text-properties style:font-name="Liberation Sans1" fo:font-size="12pt" fo:font-style="normal" officeooo:rsid="03c86c33" style:font-size-asian="12pt" style:font-style-asian="normal" style:font-size-complex="12pt" style:font-style-complex="normal"/>
    </style:style>
    <style:style style:name="T50" style:family="text">
      <style:text-properties style:font-name="Liberation Sans1" fo:font-size="12pt" fo:font-style="normal" officeooo:rsid="03cc1151" style:font-size-asian="12pt" style:font-style-asian="normal" style:font-size-complex="12pt" style:font-style-complex="normal"/>
    </style:style>
    <style:style style:name="T51" style:family="text">
      <style:text-properties style:font-name="Liberation Sans1" fo:font-size="12pt" fo:font-style="normal" officeooo:rsid="03ccc241" style:font-size-asian="12pt" style:font-style-asian="normal" style:font-size-complex="12pt" style:font-style-complex="normal"/>
    </style:style>
    <style:style style:name="T52" style:family="text">
      <style:text-properties style:font-name="Liberation Sans1" fo:font-size="12pt" fo:font-style="normal" officeooo:rsid="03cdd72c" style:font-size-asian="12pt" style:font-style-asian="normal" style:font-size-complex="12pt" style:font-style-complex="normal"/>
    </style:style>
    <style:style style:name="T53" style:family="text">
      <style:text-properties style:font-name="Liberation Sans1" fo:font-size="12pt" fo:font-style="normal" officeooo:rsid="03cf0749" style:font-size-asian="12pt" style:font-style-asian="normal" style:font-size-complex="12pt" style:font-style-complex="normal"/>
    </style:style>
    <style:style style:name="T54" style:family="text">
      <style:text-properties style:font-name="Liberation Sans1" fo:font-size="12pt" fo:font-style="normal" officeooo:rsid="03d891b4" style:font-size-asian="12pt" style:font-style-asian="normal" style:font-size-complex="12pt" style:font-style-complex="normal"/>
    </style:style>
    <style:style style:name="T55" style:family="text">
      <style:text-properties style:font-name="Liberation Sans1" fo:font-size="12pt" fo:font-weight="normal" style:font-weight-asian="normal" style:font-weight-complex="normal"/>
    </style:style>
    <style:style style:name="T56" style:family="text">
      <style:text-properties style:font-name="Liberation Sans1" fo:font-size="12pt" fo:font-weight="normal" officeooo:rsid="0272121a" style:font-size-asian="12pt" style:font-weight-asian="normal" style:font-size-complex="12pt" style:font-weight-complex="normal"/>
    </style:style>
    <style:style style:name="T57" style:family="text">
      <style:text-properties style:font-name="Liberation Sans1" officeooo:rsid="0266bc51" style:font-weight-asian="bold" style:font-weight-complex="bold"/>
    </style:style>
    <style:style style:name="T58" style:family="text">
      <style:text-properties style:font-name="Liberation Sans1" fo:font-weight="normal" officeooo:rsid="0266bc51" style:font-weight-asian="normal" style:font-weight-complex="normal"/>
    </style:style>
    <style:style style:name="T59"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0" style:family="text">
      <style:text-properties officeooo:rsid="006cb50a"/>
    </style:style>
    <style:style style:name="T61" style:family="text">
      <style:text-properties officeooo:rsid="006ec0b8"/>
    </style:style>
    <style:style style:name="T62" style:family="text">
      <style:text-properties officeooo:rsid="006ef213"/>
    </style:style>
    <style:style style:name="T63" style:family="text">
      <style:text-properties officeooo:rsid="007435c3"/>
    </style:style>
    <style:style style:name="T64" style:family="text">
      <style:text-properties officeooo:rsid="00762ff1"/>
    </style:style>
    <style:style style:name="T65" style:family="text">
      <style:text-properties officeooo:rsid="0076fce3"/>
    </style:style>
    <style:style style:name="T66" style:family="text">
      <style:text-properties officeooo:rsid="007b5dce"/>
    </style:style>
    <style:style style:name="T67" style:family="text">
      <style:text-properties officeooo:rsid="0082f636"/>
    </style:style>
    <style:style style:name="T68" style:family="text">
      <style:text-properties officeooo:rsid="0083df1a"/>
    </style:style>
    <style:style style:name="T69" style:family="text">
      <style:text-properties officeooo:rsid="00847767"/>
    </style:style>
    <style:style style:name="T70" style:family="text">
      <style:text-properties officeooo:rsid="0086ca45"/>
    </style:style>
    <style:style style:name="T71" style:family="text">
      <style:text-properties officeooo:rsid="0089d496"/>
    </style:style>
    <style:style style:name="T72" style:family="text">
      <style:text-properties officeooo:rsid="008bde9f"/>
    </style:style>
    <style:style style:name="T73" style:family="text">
      <style:text-properties officeooo:rsid="008d76c5"/>
    </style:style>
    <style:style style:name="T74" style:family="text">
      <style:text-properties officeooo:rsid="00905d6d"/>
    </style:style>
    <style:style style:name="T75" style:family="text">
      <style:text-properties officeooo:rsid="009187d9"/>
    </style:style>
    <style:style style:name="T76" style:family="text">
      <style:text-properties officeooo:rsid="0093669c"/>
    </style:style>
    <style:style style:name="T77" style:family="text">
      <style:text-properties officeooo:rsid="00950b2b"/>
    </style:style>
    <style:style style:name="T78" style:family="text">
      <style:text-properties officeooo:rsid="00975107"/>
    </style:style>
    <style:style style:name="T79" style:family="text">
      <style:text-properties officeooo:rsid="0098cfdb"/>
    </style:style>
    <style:style style:name="T80" style:family="text">
      <style:text-properties officeooo:rsid="009967e2"/>
    </style:style>
    <style:style style:name="T81" style:family="text">
      <style:text-properties officeooo:rsid="009bd27a"/>
    </style:style>
    <style:style style:name="T82" style:family="text">
      <style:text-properties officeooo:rsid="009cb513"/>
    </style:style>
    <style:style style:name="T83" style:family="text">
      <style:text-properties officeooo:rsid="009da820"/>
    </style:style>
    <style:style style:name="T84" style:family="text">
      <style:text-properties officeooo:rsid="009df7e2"/>
    </style:style>
    <style:style style:name="T85" style:family="text">
      <style:text-properties officeooo:rsid="00a198b2"/>
    </style:style>
    <style:style style:name="T86" style:family="text">
      <style:text-properties officeooo:rsid="00a1f01c"/>
    </style:style>
    <style:style style:name="T87" style:family="text">
      <style:text-properties officeooo:rsid="00b00248"/>
    </style:style>
    <style:style style:name="T88" style:family="text">
      <style:text-properties officeooo:rsid="00b16cb5"/>
    </style:style>
    <style:style style:name="T89" style:family="text">
      <style:text-properties officeooo:rsid="00b6279d"/>
    </style:style>
    <style:style style:name="T90" style:family="text">
      <style:text-properties officeooo:rsid="00bb9edd"/>
    </style:style>
    <style:style style:name="T91" style:family="text">
      <style:text-properties officeooo:rsid="00be48b2"/>
    </style:style>
    <style:style style:name="T92" style:family="text">
      <style:text-properties officeooo:rsid="00bed078"/>
    </style:style>
    <style:style style:name="T93" style:family="text">
      <style:text-properties officeooo:rsid="00c0860d"/>
    </style:style>
    <style:style style:name="T94" style:family="text">
      <style:text-properties officeooo:rsid="00c19dd5"/>
    </style:style>
    <style:style style:name="T95" style:family="text">
      <style:text-properties officeooo:rsid="008c711e"/>
    </style:style>
    <style:style style:name="T96" style:family="text">
      <style:text-properties officeooo:rsid="009abce1"/>
    </style:style>
    <style:style style:name="T97" style:family="text">
      <style:text-properties officeooo:rsid="00d271f7"/>
    </style:style>
    <style:style style:name="T98" style:family="text">
      <style:text-properties officeooo:rsid="00d2791c"/>
    </style:style>
    <style:style style:name="T99" style:family="text">
      <style:text-properties officeooo:rsid="00d2d0df"/>
    </style:style>
    <style:style style:name="T100" style:family="text">
      <style:text-properties style:text-line-through-style="none" style:text-line-through-type="none" style:text-position="0% 100%" style:text-underline-style="none" officeooo:rsid="00f5aa35"/>
    </style:style>
    <style:style style:name="T101" style:family="text">
      <style:text-properties style:text-line-through-style="none" style:text-line-through-type="none" style:text-position="0% 100%" style:text-underline-style="none" officeooo:rsid="00f7efa9"/>
    </style:style>
    <style:style style:name="T102" style:family="text">
      <style:text-properties style:text-line-through-style="none" style:text-line-through-type="none" style:text-position="0% 100%" style:text-underline-style="none" officeooo:rsid="0357d0ab"/>
    </style:style>
    <style:style style:name="T103" style:family="text">
      <style:text-properties officeooo:rsid="00dbf967"/>
    </style:style>
    <style:style style:name="T104" style:family="text">
      <style:text-properties officeooo:rsid="00dc1dfa"/>
    </style:style>
    <style:style style:name="T105" style:family="text">
      <style:text-properties officeooo:rsid="00de8f6f"/>
    </style:style>
    <style:style style:name="T106" style:family="text">
      <style:text-properties officeooo:rsid="00e97fcc"/>
    </style:style>
    <style:style style:name="T107" style:family="text">
      <style:text-properties officeooo:rsid="00eb0781"/>
    </style:style>
    <style:style style:name="T108" style:family="text">
      <style:text-properties style:text-position="super 58%" officeooo:rsid="00eb0781"/>
    </style:style>
    <style:style style:name="T109" style:family="text">
      <style:text-properties style:text-position="super 58%" officeooo:rsid="00f43a92"/>
    </style:style>
    <style:style style:name="T110" style:family="text">
      <style:text-properties style:text-position="super 58%" style:font-name="Liberation Sans1" style:font-name-asian="Microsoft YaHei" style:font-name-complex="Arial"/>
    </style:style>
    <style:style style:name="T111" style:family="text">
      <style:text-properties style:text-position="super 58%" style:font-name="Liberation Sans1" officeooo:rsid="0114dca5" style:font-name-asian="Microsoft YaHei" style:font-name-complex="Arial"/>
    </style:style>
    <style:style style:name="T112" style:family="text">
      <style:text-properties style:text-position="0% 100%" officeooo:rsid="00eb0781"/>
    </style:style>
    <style:style style:name="T113" style:family="text">
      <style:text-properties style:text-position="0% 100%" officeooo:rsid="00f43a92"/>
    </style:style>
    <style:style style:name="T114" style:family="text">
      <style:text-properties style:text-position="0% 100%" officeooo:rsid="00f5aa35"/>
    </style:style>
    <style:style style:name="T115" style:family="text">
      <style:text-properties style:text-position="0% 100%" style:font-name="Liberation Sans1" style:font-name-asian="Microsoft YaHei" style:font-name-complex="Arial"/>
    </style:style>
    <style:style style:name="T116" style:family="text">
      <style:text-properties style:text-position="0% 100%" style:font-name="Liberation Sans1" officeooo:rsid="01160fcb" style:font-name-asian="Microsoft YaHei" style:font-name-complex="Arial"/>
    </style:style>
    <style:style style:name="T117" style:family="text">
      <style:text-properties style:text-position="0% 100%" style:font-name="Liberation Sans1" officeooo:rsid="01180f9a" style:font-name-asian="Microsoft YaHei" style:font-name-complex="Arial"/>
    </style:style>
    <style:style style:name="T118" style:family="text">
      <style:text-properties style:text-position="0% 100%" style:font-name="Liberation Sans1" officeooo:rsid="011873dc" style:font-name-asian="Microsoft YaHei" style:font-name-complex="Arial"/>
    </style:style>
    <style:style style:name="T119" style:family="text">
      <style:text-properties style:text-position="0% 100%" style:font-name="Liberation Sans1" officeooo:rsid="01198626" style:font-name-asian="Microsoft YaHei" style:font-name-complex="Arial"/>
    </style:style>
    <style:style style:name="T120" style:family="text">
      <style:text-properties style:text-position="0% 100%" style:font-name="Liberation Sans1" officeooo:rsid="011a5152" style:font-name-asian="Microsoft YaHei" style:font-name-complex="Arial"/>
    </style:style>
    <style:style style:name="T121" style:family="text">
      <style:text-properties style:text-position="0% 100%" style:font-name="Liberation Sans1" officeooo:rsid="011be992" style:font-name-asian="Microsoft YaHei" style:font-name-complex="Arial"/>
    </style:style>
    <style:style style:name="T122" style:family="text">
      <style:text-properties style:text-position="0% 100%" style:font-name="Liberation Sans1" officeooo:rsid="011cfcd8" style:font-name-asian="Microsoft YaHei" style:font-name-complex="Arial"/>
    </style:style>
    <style:style style:name="T123" style:family="text">
      <style:text-properties style:text-position="0% 100%" style:font-name="Liberation Sans1" officeooo:rsid="011ecde3" style:font-name-asian="Microsoft YaHei" style:font-name-complex="Arial"/>
    </style:style>
    <style:style style:name="T124" style:family="text">
      <style:text-properties style:text-position="0% 100%" style:font-name="Liberation Sans1" officeooo:rsid="01093181" style:font-name-asian="Microsoft YaHei" style:font-name-complex="Arial"/>
    </style:style>
    <style:style style:name="T125" style:family="text">
      <style:text-properties style:text-position="0% 100%" style:font-name="Liberation Sans1" officeooo:rsid="011ee2e6" style:font-name-asian="Microsoft YaHei" style:font-name-complex="Arial"/>
    </style:style>
    <style:style style:name="T126" style:family="text">
      <style:text-properties style:text-position="0% 100%" style:font-name="Liberation Sans1" officeooo:rsid="012435b7" style:font-name-asian="Microsoft YaHei" style:font-name-complex="Arial"/>
    </style:style>
    <style:style style:name="T127" style:family="text">
      <style:text-properties style:text-position="0% 100%" style:font-name="Liberation Sans1" officeooo:rsid="01139b00" style:font-name-asian="Microsoft YaHei" style:font-name-complex="Arial"/>
    </style:style>
    <style:style style:name="T128" style:family="text">
      <style:text-properties style:text-position="0% 100%" style:font-name="Liberation Sans1" officeooo:rsid="01259b76" style:font-name-asian="Microsoft YaHei" style:font-name-complex="Arial"/>
    </style:style>
    <style:style style:name="T129" style:family="text">
      <style:text-properties style:text-position="0% 100%" style:font-name="Liberation Sans1" officeooo:rsid="0127a311" style:font-name-asian="Microsoft YaHei" style:font-name-complex="Arial"/>
    </style:style>
    <style:style style:name="T130" style:family="text">
      <style:text-properties style:text-position="0% 100%" style:font-name="Liberation Sans1" officeooo:rsid="01289b5a" style:font-name-asian="Microsoft YaHei" style:font-name-complex="Arial"/>
    </style:style>
    <style:style style:name="T131" style:family="text">
      <style:text-properties style:text-position="0% 100%" style:font-name="Liberation Sans1" officeooo:rsid="012983ec" style:font-name-asian="Microsoft YaHei" style:font-name-complex="Arial"/>
    </style:style>
    <style:style style:name="T132" style:family="text">
      <style:text-properties style:text-position="0% 100%" style:font-name="Liberation Sans1" officeooo:rsid="012a9b7a" style:font-name-asian="Microsoft YaHei" style:font-name-complex="Arial"/>
    </style:style>
    <style:style style:name="T133" style:family="text">
      <style:text-properties style:text-position="0% 100%" style:font-name="Liberation Sans1" officeooo:rsid="012c4043" style:font-name-asian="Microsoft YaHei" style:font-name-complex="Arial"/>
    </style:style>
    <style:style style:name="T134" style:family="text">
      <style:text-properties style:text-position="0% 100%" style:font-name="Liberation Sans1" officeooo:rsid="012d429e" style:font-name-asian="Microsoft YaHei" style:font-name-complex="Arial"/>
    </style:style>
    <style:style style:name="T135" style:family="text">
      <style:text-properties style:text-position="0% 100%" style:font-name="Liberation Sans1" officeooo:rsid="012e38cf" style:font-name-asian="Microsoft YaHei" style:font-name-complex="Arial"/>
    </style:style>
    <style:style style:name="T136" style:family="text">
      <style:text-properties style:text-position="0% 100%" style:font-name="Liberation Sans1" officeooo:rsid="012f85d8" style:font-name-asian="Microsoft YaHei" style:font-name-complex="Arial"/>
    </style:style>
    <style:style style:name="T137" style:family="text">
      <style:text-properties style:text-position="0% 100%" style:font-name="Liberation Sans1" officeooo:rsid="013163af" style:font-name-asian="Microsoft YaHei" style:font-name-complex="Arial"/>
    </style:style>
    <style:style style:name="T138" style:family="text">
      <style:text-properties style:text-position="0% 100%" style:font-name="Liberation Sans1" officeooo:rsid="0114dca5" style:font-name-asian="Microsoft YaHei" style:font-name-complex="Arial"/>
    </style:style>
    <style:style style:name="T139" style:family="text">
      <style:text-properties style:text-position="0% 100%" style:font-name="Liberation Sans1" officeooo:rsid="01329544" style:font-name-asian="Microsoft YaHei" style:font-name-complex="Arial"/>
    </style:style>
    <style:style style:name="T140" style:family="text">
      <style:text-properties style:text-position="0% 100%" style:font-name="Liberation Sans1" officeooo:rsid="020869a5" style:font-name-asian="Microsoft YaHei" style:font-name-complex="Arial"/>
    </style:style>
    <style:style style:name="T141" style:family="text">
      <style:text-properties style:text-position="0% 100%" style:font-name="Liberation Sans1" officeooo:rsid="035d784a" style:font-name-asian="Microsoft YaHei" style:font-name-complex="Arial"/>
    </style:style>
    <style:style style:name="T142" style:family="text">
      <style:text-properties style:text-position="0% 100%" style:font-name="Liberation Sans1" officeooo:rsid="035ec242" style:font-name-asian="Microsoft YaHei" style:font-name-complex="Arial"/>
    </style:style>
    <style:style style:name="T143" style:family="text">
      <style:text-properties style:text-position="0% 100%" style:font-name="Liberation Sans1" officeooo:rsid="035fdd2f" style:font-name-asian="Microsoft YaHei" style:font-name-complex="Arial"/>
    </style:style>
    <style:style style:name="T144" style:family="text">
      <style:text-properties style:text-position="0% 100%" style:font-name="Liberation Sans1" officeooo:rsid="03612ef0" style:font-name-asian="Microsoft YaHei" style:font-name-complex="Arial"/>
    </style:style>
    <style:style style:name="T145" style:family="text">
      <style:text-properties style:text-position="0% 100%" style:font-name="Liberation Sans1" officeooo:rsid="036182b0" style:font-name-asian="Microsoft YaHei" style:font-name-complex="Arial"/>
    </style:style>
    <style:style style:name="T146" style:family="text">
      <style:text-properties style:text-position="0% 100%" style:font-name="Liberation Sans1" officeooo:rsid="03641df0" style:font-name-asian="Microsoft YaHei" style:font-name-complex="Arial"/>
    </style:style>
    <style:style style:name="T147" style:family="text">
      <style:text-properties style:text-position="0% 100%" style:font-name="Liberation Sans1" officeooo:rsid="03660b6d" style:font-name-asian="Microsoft YaHei" style:font-name-complex="Arial"/>
    </style:style>
    <style:style style:name="T148" style:family="text">
      <style:text-properties style:text-position="0% 100%" style:font-name="Liberation Sans1" officeooo:rsid="0367428f" style:font-name-asian="Microsoft YaHei" style:font-name-complex="Arial"/>
    </style:style>
    <style:style style:name="T149" style:family="text">
      <style:text-properties style:text-position="0% 100%" style:font-name="Liberation Sans1" officeooo:rsid="03d891b4" style:font-name-asian="Microsoft YaHei" style:font-name-complex="Arial"/>
    </style:style>
    <style:style style:name="T150"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1"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3" style:family="text">
      <style:text-properties officeooo:rsid="00ec9050"/>
    </style:style>
    <style:style style:name="T154" style:family="text">
      <style:text-properties officeooo:rsid="00ef2bc1"/>
    </style:style>
    <style:style style:name="T155" style:family="text">
      <style:text-properties officeooo:rsid="00f1066f"/>
    </style:style>
    <style:style style:name="T156" style:family="text">
      <style:text-properties officeooo:rsid="00f28bb3"/>
    </style:style>
    <style:style style:name="T157" style:family="text">
      <style:text-properties officeooo:rsid="00f43a92"/>
    </style:style>
    <style:style style:name="T158" style:family="text">
      <style:text-properties officeooo:rsid="00f5aa35"/>
    </style:style>
    <style:style style:name="T159" style:family="text">
      <style:text-properties officeooo:rsid="00fc9e67"/>
    </style:style>
    <style:style style:name="T160" style:family="text">
      <style:text-properties officeooo:rsid="01410b7c"/>
    </style:style>
    <style:style style:name="T161" style:family="text">
      <style:text-properties officeooo:rsid="01439c79"/>
    </style:style>
    <style:style style:name="T162" style:family="text">
      <style:text-properties officeooo:rsid="0148c724"/>
    </style:style>
    <style:style style:name="T163" style:family="text">
      <style:text-properties officeooo:rsid="01501409"/>
    </style:style>
    <style:style style:name="T164" style:family="text">
      <style:text-properties officeooo:rsid="01507df1"/>
    </style:style>
    <style:style style:name="T165" style:family="text">
      <style:text-properties officeooo:rsid="0151e95c"/>
    </style:style>
    <style:style style:name="T166" style:family="text">
      <style:text-properties officeooo:rsid="0153fe30"/>
    </style:style>
    <style:style style:name="T167" style:family="text">
      <style:text-properties officeooo:rsid="01549bc6"/>
    </style:style>
    <style:style style:name="T168" style:family="text">
      <style:text-properties officeooo:rsid="01560db9"/>
    </style:style>
    <style:style style:name="T169" style:family="text">
      <style:text-properties officeooo:rsid="0158d6dd"/>
    </style:style>
    <style:style style:name="T170" style:family="text">
      <style:text-properties officeooo:rsid="015d0389"/>
    </style:style>
    <style:style style:name="T171" style:family="text">
      <style:text-properties officeooo:rsid="015ef25f"/>
    </style:style>
    <style:style style:name="T172" style:family="text">
      <style:text-properties officeooo:rsid="016071a0"/>
    </style:style>
    <style:style style:name="T173" style:family="text">
      <style:text-properties officeooo:rsid="016685c4"/>
    </style:style>
    <style:style style:name="T174" style:family="text">
      <style:text-properties fo:font-style="normal" officeooo:rsid="005cffcd" style:font-style-asian="normal" style:font-style-complex="normal"/>
    </style:style>
    <style:style style:name="T175" style:family="text">
      <style:text-properties officeooo:rsid="01752378"/>
    </style:style>
    <style:style style:name="T176" style:family="text">
      <style:text-properties officeooo:rsid="01793db9"/>
    </style:style>
    <style:style style:name="T177" style:family="text">
      <style:text-properties officeooo:rsid="0179adca"/>
    </style:style>
    <style:style style:name="T178" style:family="text">
      <style:text-properties officeooo:rsid="017fc751"/>
    </style:style>
    <style:style style:name="T179" style:family="text">
      <style:text-properties officeooo:rsid="0183fee6"/>
    </style:style>
    <style:style style:name="T180" style:family="text">
      <style:text-properties officeooo:rsid="0186e852"/>
    </style:style>
    <style:style style:name="T181" style:family="text">
      <style:text-properties officeooo:rsid="0188cd1f"/>
    </style:style>
    <style:style style:name="T182" style:family="text">
      <style:text-properties officeooo:rsid="018aa5e0"/>
    </style:style>
    <style:style style:name="T183" style:family="text">
      <style:text-properties officeooo:rsid="018b2c3c"/>
    </style:style>
    <style:style style:name="T184" style:family="text">
      <style:text-properties officeooo:rsid="01907bce"/>
    </style:style>
    <style:style style:name="T185" style:family="text">
      <style:text-properties officeooo:rsid="019a612b"/>
    </style:style>
    <style:style style:name="T186" style:family="text">
      <style:text-properties officeooo:rsid="019bb791"/>
    </style:style>
    <style:style style:name="T187" style:family="text">
      <style:text-properties officeooo:rsid="019d3376"/>
    </style:style>
    <style:style style:name="T188" style:family="text">
      <style:text-properties officeooo:rsid="01a171b0"/>
    </style:style>
    <style:style style:name="T189" style:family="text">
      <style:text-properties officeooo:rsid="01a47249"/>
    </style:style>
    <style:style style:name="T190" style:family="text">
      <style:text-properties officeooo:rsid="01a59d82"/>
    </style:style>
    <style:style style:name="T191" style:family="text">
      <style:text-properties officeooo:rsid="01a7576b"/>
    </style:style>
    <style:style style:name="T192" style:family="text">
      <style:text-properties officeooo:rsid="01aa0abc"/>
    </style:style>
    <style:style style:name="T193" style:family="text">
      <style:text-properties officeooo:rsid="01ab6dfb"/>
    </style:style>
    <style:style style:name="T194" style:family="text">
      <style:text-properties officeooo:rsid="01ab9043"/>
    </style:style>
    <style:style style:name="T195" style:family="text">
      <style:text-properties officeooo:rsid="01ae96d4"/>
    </style:style>
    <style:style style:name="T196" style:family="text">
      <style:text-properties officeooo:rsid="01af7d1f"/>
    </style:style>
    <style:style style:name="T197" style:family="text">
      <style:text-properties officeooo:rsid="01b0f908"/>
    </style:style>
    <style:style style:name="T198" style:family="text">
      <style:text-properties officeooo:rsid="01b2d490"/>
    </style:style>
    <style:style style:name="T199" style:family="text">
      <style:text-properties officeooo:rsid="01b2ff91"/>
    </style:style>
    <style:style style:name="T200" style:family="text">
      <style:text-properties officeooo:rsid="005a7169"/>
    </style:style>
    <style:style style:name="T201" style:family="text">
      <style:text-properties officeooo:rsid="005cffcd"/>
    </style:style>
    <style:style style:name="T202" style:family="text">
      <style:text-properties officeooo:rsid="005e9641"/>
    </style:style>
    <style:style style:name="T203" style:family="text">
      <style:text-properties officeooo:rsid="00639dbf"/>
    </style:style>
    <style:style style:name="T204" style:family="text">
      <style:text-properties officeooo:rsid="005fe8f2"/>
    </style:style>
    <style:style style:name="T205" style:family="text">
      <style:text-properties officeooo:rsid="00617884"/>
    </style:style>
    <style:style style:name="T206" style:family="text">
      <style:text-properties officeooo:rsid="006447f0"/>
    </style:style>
    <style:style style:name="T207" style:family="text">
      <style:text-properties officeooo:rsid="0069cf70"/>
    </style:style>
    <style:style style:name="T208" style:family="text">
      <style:text-properties officeooo:rsid="006b54e6"/>
    </style:style>
    <style:style style:name="T209" style:family="text">
      <style:text-properties officeooo:rsid="01b66253"/>
    </style:style>
    <style:style style:name="T210" style:family="text">
      <style:text-properties officeooo:rsid="01b96eaa"/>
    </style:style>
    <style:style style:name="T211" style:family="text">
      <style:text-properties officeooo:rsid="01ba0239"/>
    </style:style>
    <style:style style:name="T212" style:family="text">
      <style:text-properties officeooo:rsid="01ba8c74"/>
    </style:style>
    <style:style style:name="T213" style:family="text">
      <style:text-properties officeooo:rsid="01badc05"/>
    </style:style>
    <style:style style:name="T214" style:family="text">
      <style:text-properties officeooo:rsid="00658c76"/>
    </style:style>
    <style:style style:name="T215" style:family="text">
      <style:text-properties officeooo:rsid="0065ed81"/>
    </style:style>
    <style:style style:name="T216" style:family="text">
      <style:text-properties officeooo:rsid="01bb676a"/>
    </style:style>
    <style:style style:name="T217" style:family="text">
      <style:text-properties officeooo:rsid="01bc3ce6"/>
    </style:style>
    <style:style style:name="T218" style:family="text">
      <style:text-properties officeooo:rsid="01bf16eb"/>
    </style:style>
    <style:style style:name="T219" style:family="text">
      <style:text-properties officeooo:rsid="01c0f45a"/>
    </style:style>
    <style:style style:name="T220" style:family="text">
      <style:text-properties officeooo:rsid="01c11f48"/>
    </style:style>
    <style:style style:name="T221" style:family="text">
      <style:text-properties officeooo:rsid="01c1bd12"/>
    </style:style>
    <style:style style:name="T222" style:family="text">
      <style:text-properties officeooo:rsid="01c2b05d"/>
    </style:style>
    <style:style style:name="T223" style:family="text">
      <style:text-properties officeooo:rsid="00744083"/>
    </style:style>
    <style:style style:name="T224" style:family="text">
      <style:text-properties officeooo:rsid="01c441b3"/>
    </style:style>
    <style:style style:name="T225" style:family="text">
      <style:text-properties officeooo:rsid="01c6b14b"/>
    </style:style>
    <style:style style:name="T226" style:family="text">
      <style:text-properties officeooo:rsid="01cb6b2a"/>
    </style:style>
    <style:style style:name="T227" style:family="text">
      <style:text-properties officeooo:rsid="01cd1055"/>
    </style:style>
    <style:style style:name="T228" style:family="text">
      <style:text-properties officeooo:rsid="01d1cc4f"/>
    </style:style>
    <style:style style:name="T229" style:family="text">
      <style:text-properties officeooo:rsid="01d27aa3"/>
    </style:style>
    <style:style style:name="T230" style:family="text">
      <style:text-properties officeooo:rsid="01d3b747"/>
    </style:style>
    <style:style style:name="T231" style:family="text">
      <style:text-properties officeooo:rsid="01d5dc9b"/>
    </style:style>
    <style:style style:name="T232" style:family="text">
      <style:text-properties officeooo:rsid="01d66d81"/>
    </style:style>
    <style:style style:name="T233" style:family="text">
      <style:text-properties fo:font-size="12pt" style:font-size-asian="12pt" style:font-size-complex="12pt"/>
    </style:style>
    <style:style style:name="T234" style:family="text">
      <style:text-properties fo:font-size="12pt" officeooo:rsid="01db9e27" style:font-size-asian="12pt" style:font-size-complex="12pt"/>
    </style:style>
    <style:style style:name="T235" style:family="text">
      <style:text-properties fo:font-size="12pt" officeooo:rsid="01dd6edb" style:font-size-asian="12pt" style:font-size-complex="12pt"/>
    </style:style>
    <style:style style:name="T236" style:family="text">
      <style:text-properties fo:font-size="12pt" officeooo:rsid="01e0ee4e" style:font-size-asian="12pt" style:font-size-complex="12pt"/>
    </style:style>
    <style:style style:name="T237" style:family="text">
      <style:text-properties fo:font-size="12pt" officeooo:rsid="01e245cd" style:font-size-asian="12pt" style:font-size-complex="12pt"/>
    </style:style>
    <style:style style:name="T238" style:family="text">
      <style:text-properties fo:font-size="12pt" officeooo:rsid="01e28c31" style:font-size-asian="12pt" style:font-size-complex="12pt"/>
    </style:style>
    <style:style style:name="T239" style:family="text">
      <style:text-properties fo:font-size="12pt" officeooo:rsid="01e2a184" style:font-size-asian="12pt" style:font-size-complex="12pt"/>
    </style:style>
    <style:style style:name="T240" style:family="text">
      <style:text-properties fo:font-size="12pt" officeooo:rsid="01e64cdb" style:font-size-asian="12pt" style:font-size-complex="12pt"/>
    </style:style>
    <style:style style:name="T241" style:family="text">
      <style:text-properties fo:font-size="12pt" officeooo:rsid="01e785fc" style:font-size-asian="12pt" style:font-size-complex="12pt"/>
    </style:style>
    <style:style style:name="T242" style:family="text">
      <style:text-properties fo:font-size="12pt" officeooo:rsid="01e857c5" style:font-size-asian="12pt" style:font-size-complex="12pt"/>
    </style:style>
    <style:style style:name="T243" style:family="text">
      <style:text-properties fo:font-size="12pt" officeooo:rsid="01e9d86a" style:font-size-asian="12pt" style:font-size-complex="12pt"/>
    </style:style>
    <style:style style:name="T244" style:family="text">
      <style:text-properties fo:font-size="12pt" officeooo:rsid="01eb3d77" style:font-size-asian="12pt" style:font-size-complex="12pt"/>
    </style:style>
    <style:style style:name="T245" style:family="text">
      <style:text-properties fo:font-size="12pt" officeooo:rsid="01ef0121" style:font-size-asian="12pt" style:font-size-complex="12pt"/>
    </style:style>
    <style:style style:name="T246" style:family="text">
      <style:text-properties fo:font-size="12pt" officeooo:rsid="024330b6" style:font-size-asian="12pt" style:font-size-complex="12pt"/>
    </style:style>
    <style:style style:name="T247" style:family="text">
      <style:text-properties fo:font-size="12pt" officeooo:rsid="0244b0db" style:font-size-asian="12pt" style:font-size-complex="12pt"/>
    </style:style>
    <style:style style:name="T248" style:family="text">
      <style:text-properties fo:font-size="12pt" officeooo:rsid="0244f63d" style:font-size-asian="12pt" style:font-size-complex="12pt"/>
    </style:style>
    <style:style style:name="T249" style:family="text">
      <style:text-properties fo:font-size="12pt" officeooo:rsid="0369f5c1" style:font-size-asian="12pt" style:font-size-complex="12pt"/>
    </style:style>
    <style:style style:name="T250" style:family="text">
      <style:text-properties fo:font-size="12pt" officeooo:rsid="036bbd2b" style:font-size-asian="12pt" style:font-size-complex="12pt"/>
    </style:style>
    <style:style style:name="T251" style:family="text">
      <style:text-properties fo:font-size="12pt" officeooo:rsid="036d1210" style:font-size-asian="12pt" style:font-size-complex="12pt"/>
    </style:style>
    <style:style style:name="T252" style:family="text">
      <style:text-properties officeooo:rsid="01fa375c"/>
    </style:style>
    <style:style style:name="T253" style:family="text">
      <style:text-properties officeooo:rsid="01fa6aec"/>
    </style:style>
    <style:style style:name="T254" style:family="text">
      <style:text-properties officeooo:rsid="01fc3a83"/>
    </style:style>
    <style:style style:name="T255" style:family="text">
      <style:text-properties officeooo:rsid="01fcbc41"/>
    </style:style>
    <style:style style:name="T256" style:family="text">
      <style:text-properties officeooo:rsid="01fd118b"/>
    </style:style>
    <style:style style:name="T257" style:family="text">
      <style:text-properties officeooo:rsid="01fed6c2"/>
    </style:style>
    <style:style style:name="T258" style:family="text">
      <style:text-properties officeooo:rsid="01ff1391"/>
    </style:style>
    <style:style style:name="T259" style:family="text">
      <style:text-properties officeooo:rsid="01ffd59e"/>
    </style:style>
    <style:style style:name="T260" style:family="text">
      <style:text-properties officeooo:rsid="0200bcb0"/>
    </style:style>
    <style:style style:name="T261" style:family="text">
      <style:text-properties officeooo:rsid="02013c0f"/>
    </style:style>
    <style:style style:name="T262" style:family="text">
      <style:text-properties officeooo:rsid="02022d2e"/>
    </style:style>
    <style:style style:name="T263" style:family="text">
      <style:text-properties officeooo:rsid="02036f41"/>
    </style:style>
    <style:style style:name="T264" style:family="text">
      <style:text-properties officeooo:rsid="020372db"/>
    </style:style>
    <style:style style:name="T265" style:family="text">
      <style:text-properties officeooo:rsid="0203e793"/>
    </style:style>
    <style:style style:name="T266" style:family="text">
      <style:text-properties officeooo:rsid="020402ba"/>
    </style:style>
    <style:style style:name="T267" style:family="text">
      <style:text-properties officeooo:rsid="0206567b"/>
    </style:style>
    <style:style style:name="T268" style:family="text">
      <style:text-properties officeooo:rsid="02092221"/>
    </style:style>
    <style:style style:name="T269" style:family="text">
      <style:text-properties officeooo:rsid="02098c7c"/>
    </style:style>
    <style:style style:name="T270" style:family="text">
      <style:text-properties officeooo:rsid="020aba11"/>
    </style:style>
    <style:style style:name="T271" style:family="text">
      <style:text-properties officeooo:rsid="020ba84e"/>
    </style:style>
    <style:style style:name="T272" style:family="text">
      <style:text-properties officeooo:rsid="02110856"/>
    </style:style>
    <style:style style:name="T273" style:family="text">
      <style:text-properties officeooo:rsid="02262976"/>
    </style:style>
    <style:style style:name="T274" style:family="text">
      <style:text-properties officeooo:rsid="022a28d7"/>
    </style:style>
    <style:style style:name="T275" style:family="text">
      <style:text-properties officeooo:rsid="022d804c"/>
    </style:style>
    <style:style style:name="T276" style:family="text">
      <style:text-properties officeooo:rsid="022f52ed"/>
    </style:style>
    <style:style style:name="T277" style:family="text">
      <style:text-properties officeooo:rsid="022f7ff7"/>
    </style:style>
    <style:style style:name="T278" style:family="text">
      <style:text-properties officeooo:rsid="02314ca6"/>
    </style:style>
    <style:style style:name="T279" style:family="text">
      <style:text-properties officeooo:rsid="023614da"/>
    </style:style>
    <style:style style:name="T280" style:family="text">
      <style:text-properties officeooo:rsid="0237159b"/>
    </style:style>
    <style:style style:name="T281" style:family="text">
      <style:text-properties officeooo:rsid="023c094f"/>
    </style:style>
    <style:style style:name="T282" style:family="text">
      <style:text-properties officeooo:rsid="023d1eb9"/>
    </style:style>
    <style:style style:name="T283" style:family="text">
      <style:text-properties officeooo:rsid="0246c378"/>
    </style:style>
    <style:style style:name="T284" style:family="text">
      <style:text-properties officeooo:rsid="02485cc8"/>
    </style:style>
    <style:style style:name="T285" style:family="text">
      <style:text-properties fo:font-weight="bold" officeooo:rsid="0256839e" style:font-weight-asian="bold" style:font-weight-complex="bold"/>
    </style:style>
    <style:style style:name="T286" style:family="text">
      <style:text-properties fo:font-weight="bold" officeooo:rsid="025da3b4" style:font-weight-asian="bold" style:font-weight-complex="bold"/>
    </style:style>
    <style:style style:name="T287" style:family="text">
      <style:text-properties officeooo:rsid="024ff55b"/>
    </style:style>
    <style:style style:name="T288" style:family="text">
      <style:text-properties officeooo:rsid="02542a63"/>
    </style:style>
    <style:style style:name="T289" style:family="text">
      <style:text-properties officeooo:rsid="0256839e"/>
    </style:style>
    <style:style style:name="T290" style:family="text">
      <style:text-properties fo:font-weight="normal"/>
    </style:style>
    <style:style style:name="T291" style:family="text">
      <style:text-properties fo:font-weight="normal" officeooo:rsid="0259e2e4"/>
    </style:style>
    <style:style style:name="T292" style:family="text">
      <style:text-properties fo:font-weight="normal" style:font-weight-asian="normal" style:font-weight-complex="normal"/>
    </style:style>
    <style:style style:name="T293" style:family="text">
      <style:text-properties fo:font-weight="normal" officeooo:rsid="025da3b4" style:font-weight-asian="normal" style:font-weight-complex="normal"/>
    </style:style>
    <style:style style:name="T294" style:family="text">
      <style:text-properties fo:font-weight="normal" officeooo:rsid="0267af05" style:font-weight-asian="normal" style:font-weight-complex="normal"/>
    </style:style>
    <style:style style:name="T295" style:family="text">
      <style:text-properties fo:font-weight="normal" officeooo:rsid="026e3c06" style:font-weight-asian="normal" style:font-weight-complex="normal"/>
    </style:style>
    <style:style style:name="T296" style:family="text">
      <style:text-properties fo:font-weight="normal" officeooo:rsid="027655fe" style:font-weight-asian="normal" style:font-weight-complex="normal"/>
    </style:style>
    <style:style style:name="T297" style:family="text">
      <style:text-properties fo:font-weight="normal" officeooo:rsid="0276a87c" style:font-weight-asian="normal" style:font-weight-complex="normal"/>
    </style:style>
    <style:style style:name="T298" style:family="text">
      <style:text-properties fo:font-weight="normal" officeooo:rsid="0277a051" style:font-weight-asian="normal" style:font-weight-complex="normal"/>
    </style:style>
    <style:style style:name="T299" style:family="text">
      <style:text-properties fo:font-weight="normal" officeooo:rsid="0272121a"/>
    </style:style>
    <style:style style:name="T300" style:family="text">
      <style:text-properties officeooo:rsid="025da3b4"/>
    </style:style>
    <style:style style:name="T301" style:family="text">
      <style:text-properties officeooo:rsid="025e84d7"/>
    </style:style>
    <style:style style:name="T302" style:family="text">
      <style:text-properties fo:color="#000000" loext:opacity="100%" style:font-name="Liberation Sans1" fo:font-size="12pt" fo:font-weight="normal" fo:background-color="transparent" loext:char-shading-value="0"/>
    </style:style>
    <style:style style:name="T303" style:family="text">
      <style:text-properties fo:color="#000000" loext:opacity="100%" style:font-name="Liberation Sans1" fo:font-size="12pt" fo:font-weight="normal" officeooo:rsid="025ea845" fo:background-color="transparent" loext:char-shading-value="0"/>
    </style:style>
    <style:style style:name="T30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7" style:family="text">
      <style:text-properties fo:color="#000000" loext:opacity="100%" style:font-name="Liberation Sans1" officeooo:rsid="025e84d7" fo:background-color="transparent" loext:char-shading-value="0"/>
    </style:style>
    <style:style style:name="T308" style:family="text">
      <style:text-properties fo:color="#000000" loext:opacity="100%" style:font-name="Liberation Sans1" fo:font-weight="normal" officeooo:rsid="025da3b4" fo:background-color="transparent" loext:char-shading-value="0" style:font-weight-asian="normal" style:font-weight-complex="normal"/>
    </style:style>
    <style:style style:name="T30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2" style:family="text">
      <style:text-properties officeooo:rsid="0266bc51" style:font-weight-asian="bold" style:font-weight-complex="bold"/>
    </style:style>
    <style:style style:name="T313" style:family="text">
      <style:text-properties officeooo:rsid="026a950a"/>
    </style:style>
    <style:style style:name="T314" style:family="text">
      <style:text-properties officeooo:rsid="026c858e"/>
    </style:style>
    <style:style style:name="T315" style:family="text">
      <style:text-properties officeooo:rsid="0279eef1"/>
    </style:style>
    <style:style style:name="T316" style:family="text">
      <style:text-properties officeooo:rsid="027a4fb1"/>
    </style:style>
    <style:style style:name="T31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1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1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3" style:family="text">
      <style:text-properties officeooo:rsid="027d44db"/>
    </style:style>
    <style:style style:name="T324" style:family="text">
      <style:text-properties officeooo:rsid="02858c06"/>
    </style:style>
    <style:style style:name="T325" style:family="text">
      <style:text-properties officeooo:rsid="02874ff1"/>
    </style:style>
    <style:style style:name="T326" style:family="text">
      <style:text-properties officeooo:rsid="028912b0"/>
    </style:style>
    <style:style style:name="T327" style:family="text">
      <style:text-properties officeooo:rsid="028949a2"/>
    </style:style>
    <style:style style:name="T328" style:family="text">
      <style:text-properties officeooo:rsid="0289c749"/>
    </style:style>
    <style:style style:name="T329" style:family="text">
      <style:text-properties officeooo:rsid="0289f03d"/>
    </style:style>
    <style:style style:name="T330" style:family="text">
      <style:text-properties officeooo:rsid="028d733d"/>
    </style:style>
    <style:style style:name="T331" style:family="text">
      <style:text-properties officeooo:rsid="02910e7c"/>
    </style:style>
    <style:style style:name="T332" style:family="text">
      <style:text-properties officeooo:rsid="0292f623"/>
    </style:style>
    <style:style style:name="T333" style:family="text">
      <style:text-properties officeooo:rsid="029f2b29"/>
    </style:style>
    <style:style style:name="T334" style:family="text">
      <style:text-properties officeooo:rsid="02a0e51a"/>
    </style:style>
    <style:style style:name="T335" style:family="text">
      <style:text-properties officeooo:rsid="02a68eb7"/>
    </style:style>
    <style:style style:name="T336" style:family="text">
      <style:text-properties officeooo:rsid="02a6d0e6"/>
    </style:style>
    <style:style style:name="T337" style:family="text">
      <style:text-properties officeooo:rsid="02a8c5f4"/>
    </style:style>
    <style:style style:name="T338" style:family="text">
      <style:text-properties officeooo:rsid="02aaac43"/>
    </style:style>
    <style:style style:name="T339" style:family="text">
      <style:text-properties officeooo:rsid="02ab4057"/>
    </style:style>
    <style:style style:name="T340" style:family="text">
      <style:text-properties officeooo:rsid="02ad0df0"/>
    </style:style>
    <style:style style:name="T341" style:family="text">
      <style:text-properties officeooo:rsid="02b03669"/>
    </style:style>
    <style:style style:name="T342" style:family="text">
      <style:text-properties fo:font-size="24pt" fo:font-weight="normal" style:font-size-asian="24pt" style:font-weight-asian="normal" style:font-size-complex="24pt" style:font-weight-complex="normal"/>
    </style:style>
    <style:style style:name="T343" style:family="text">
      <style:text-properties officeooo:rsid="02c17306"/>
    </style:style>
    <style:style style:name="T344" style:family="text">
      <style:text-properties officeooo:rsid="02c4c164"/>
    </style:style>
    <style:style style:name="T345" style:family="text">
      <style:text-properties officeooo:rsid="02c8a05a"/>
    </style:style>
    <style:style style:name="T346" style:family="text">
      <style:text-properties officeooo:rsid="02c8c579"/>
    </style:style>
    <style:style style:name="T347" style:family="text">
      <style:text-properties officeooo:rsid="02cbf1dd"/>
    </style:style>
    <style:style style:name="T348" style:family="text">
      <style:text-properties officeooo:rsid="02cf66a4"/>
    </style:style>
    <style:style style:name="T349" style:family="text">
      <style:text-properties style:font-name="Consolas"/>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T411" style:family="text">
      <style:text-properties officeooo:rsid="039913d8"/>
    </style:style>
    <style:style style:name="T412" style:family="text">
      <style:text-properties officeooo:rsid="039969c3"/>
    </style:style>
    <style:style style:name="T413" style:family="text">
      <style:text-properties style:font-name="Consolas" fo:font-size="12pt" fo:font-style="normal" style:font-size-asian="12pt" style:font-style-asian="normal" style:font-size-complex="12pt" style:font-style-complex="normal"/>
    </style:style>
    <style:style style:name="T414" style:family="text">
      <style:text-properties style:font-name="Consolas" fo:font-size="12pt" fo:font-style="normal" officeooo:rsid="03af42e0" style:font-size-asian="12pt" style:font-style-asian="normal" style:font-size-complex="12pt" style:font-style-complex="normal"/>
    </style:style>
    <style:style style:name="T415" style:family="text">
      <style:text-properties style:font-name="Consolas" fo:font-size="12pt" fo:font-style="normal" officeooo:rsid="03b2107a" style:font-size-asian="12pt" style:font-style-asian="normal" style:font-size-complex="12pt" style:font-style-complex="normal"/>
    </style:style>
    <style:style style:name="T416" style:family="text">
      <style:text-properties style:font-name="Consolas" fo:font-size="12pt" fo:font-style="normal" officeooo:rsid="03b8eacf" style:font-size-asian="12pt" style:font-style-asian="normal" style:font-size-complex="12pt" style:font-style-complex="normal"/>
    </style:style>
    <style:style style:name="T417" style:family="text">
      <style:text-properties style:font-name="Liberation Sans1" fo:font-size="12pt" fo:font-style="normal" officeooo:rsid="03ba9d47" style:font-size-asian="12pt" style:font-style-asian="normal" style:font-size-complex="12pt" style:font-style-complex="normal"/>
    </style:style>
    <style:style style:name="T418" style:family="text">
      <style:text-properties style:font-name="Liberation Sans1" fo:font-size="12pt" fo:font-style="normal" officeooo:rsid="03af42e0" style:font-size-asian="12pt" style:font-style-asian="normal" style:font-size-complex="12pt" style:font-style-complex="normal"/>
    </style:style>
    <style:style style:name="T419" style:family="text">
      <style:text-properties style:font-name="Liberation Sans1" fo:font-size="12pt" fo:font-style="normal" officeooo:rsid="016997fc" style:font-size-asian="12pt" style:font-style-asian="normal" style:font-size-complex="12pt" style:font-style-complex="normal"/>
    </style:style>
    <style:style style:name="T420" style:family="text">
      <style:text-properties style:font-name="Liberation Sans1" fo:font-size="12pt" fo:font-style="normal" officeooo:rsid="03c9df15" style:font-size-asian="12pt" style:font-style-asian="normal" style:font-size-complex="12pt" style:font-style-complex="normal"/>
    </style:style>
    <style:style style:name="T421" style:family="text">
      <style:text-properties style:font-name="Liberation Sans1" fo:font-size="12pt" fo:font-style="normal" officeooo:rsid="03cab45d" style:font-size-asian="12pt" style:font-style-asian="normal" style:font-size-complex="12pt" style:font-style-complex="normal"/>
    </style:style>
    <style:style style:name="T422" style:family="text">
      <style:text-properties officeooo:rsid="03d08aa3"/>
    </style:style>
    <style:style style:name="T423" style:family="text">
      <style:text-properties officeooo:rsid="03d22dbf"/>
    </style:style>
    <style:style style:name="T424" style:family="text">
      <style:text-properties officeooo:rsid="03d4f372"/>
    </style:style>
    <style:style style:name="T425" style:family="text">
      <style:text-properties officeooo:rsid="03d5d779"/>
    </style:style>
    <style:style style:name="T426" style:family="text">
      <style:text-properties officeooo:rsid="03da7112"/>
    </style:style>
    <style:style style:name="T427" style:family="text">
      <style:text-properties officeooo:rsid="03dc0b07"/>
    </style:style>
    <style:style style:name="T428" style:family="text">
      <style:text-properties officeooo:rsid="03dc7262"/>
    </style:style>
    <style:style style:name="T429" style:family="text">
      <style:text-properties officeooo:rsid="03dd4758"/>
    </style:style>
    <style:style style:name="T430" style:family="text">
      <style:text-properties officeooo:rsid="03def7e0"/>
    </style:style>
    <style:style style:name="T431" style:family="text">
      <style:text-properties officeooo:rsid="03df5795"/>
    </style:style>
    <style:style style:name="T432" style:family="text">
      <style:text-properties officeooo:rsid="03e23c57"/>
    </style:style>
    <style:style style:name="T433" style:family="text">
      <style:text-properties officeooo:rsid="03e71bc2"/>
    </style:style>
    <style:style style:name="T434" style:family="text">
      <style:text-properties officeooo:rsid="03e7f8e4"/>
    </style:style>
    <style:style style:name="T435" style:family="text">
      <style:text-properties officeooo:rsid="03e95791"/>
    </style:style>
    <style:style style:name="T436" style:family="text">
      <style:text-properties officeooo:rsid="03eb1f9f"/>
    </style:style>
    <style:style style:name="T437" style:family="text">
      <style:text-properties officeooo:rsid="03eeadb3"/>
    </style:style>
    <style:style style:name="T438" style:family="text">
      <style:text-properties officeooo:rsid="03eeea7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2">Facharbeit zum Thema:</text:span><text:line-break/>Vergleich <text:span text:style-name="T412">von Listen mit Arrays des Moduls Num</text:span><text:span text:style-name="T59">P</text:span><text:span text:style-name="T412">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3">Erstellt von </text:span>Fabio Kron</text:p>
            <text:p text:style-name="P95"/>
            <text:p text:style-name="P97">Betreu<text:span text:style-name="T348">e</text:span>nde <text:span text:style-name="T410">Lehrkraft</text:span><text:span text:style-name="T345"> </text:span><text:span text:style-name="T347">des Fachbereichs Informatik</text:span><text:span text:style-name="T345">: </text:span><text:span text:style-name="T346">Frau Keller-Buttell</text:span></text:p>
            <text:p text:style-name="P96">Abgabetermin: 1<text:span text:style-name="T422">0</text:span>. <text:span text:style-name="T344">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39">I</text:span><text:span text:style-name="T38">n dieser Facharbeit </text:span><text:span text:style-name="T40">werden die Methoden </text:span><text:span text:style-name="T414">list.append()</text:span><text:span text:style-name="T40"> </text:span><text:span text:style-name="T42">für Listen </text:span><text:span text:style-name="T40">und </text:span><text:span text:style-name="T414">numpy.append</text:span><text:span text:style-name="T415">() </text:span><text:span text:style-name="T42">für Arrays der Programmbibliothek NumPy</text:span><text:span text:style-name="T40"> in </text:span><text:span text:style-name="T419">Bezug auf Laufzeit- und Speicherentwicklung </text:span><text:span text:style-name="T40">miteinander verglichen</text:span><text:span text:style-name="T40">. </text:span><text:span text:style-name="T43">Beide Methoden können verwendet werden, um Elemente an die dazugehörige Datenstruktur anzuhängen.</text:span></text:p>
      <text:p text:style-name="P130"><text:span text:style-name="T40">W</text:span><text:span text:style-name="T38">enn </text:span><text:span text:style-name="T413">numpy.append()</text:span><text:span text:style-name="T38"> aufgerufen wird, um ein neues Element an das Array anzuhängen, wird </text:span><text:span text:style-name="T45">das Array</text:span><text:span text:style-name="T38"> zuerst an eine neue Position im Speicher kopiert und erst dort wird das neue Element angehängt.</text:span></text:p>
      <text:p text:style-name="P131"><text:span text:style-name="T50">Bei der</text:span><text:span text:style-name="T41"> Verwendung von </text:span><text:span text:style-name="T416">list.append()</text:span><text:span text:style-name="T41"> wird die Liste nur selten </text:span><text:span text:style-name="T44">kopiert. </text:span><text:span text:style-name="T46">Das ist unter anderem darauf zurückzuführen, dass systematisch Speicherplatz </text:span><text:span text:style-name="T47">für neue Elemente reserviert wird, sodass dieser nicht durch andere </text:span><text:span text:style-name="T49">Programms</text:span><text:span text:style-name="T47">trukturen blockiert werden kann. Dadurch hat die Liste an ihrer Position genug Platz, um neue Elemente anzuhängen und muss nicht zuerst an eine</text:span><text:span text:style-name="T51">n</text:span><text:span text:style-name="T47"> neue</text:span><text:span text:style-name="T51">n</text:span><text:span text:style-name="T47"> </text:span><text:span text:style-name="T51">Ort im Speicher</text:span><text:span text:style-name="T47"> </text:span><text:span text:style-name="T53">kopiert</text:span><text:span text:style-name="T47"> werden.</text:span></text:p>
      <text:p text:style-name="P131"><text:span text:style-name="T52">Da das Kopieren einer Datenstruktur aufw</text:span><text:span text:style-name="T54">e</text:span><text:span text:style-name="T52">ndig ist,</text:span><text:span text:style-name="T39"> beansprucht die Methode </text:span><text:span text:style-name="T350">numpy.append()</text:span><text:span text:style-name="T39"> in der Regel deutlich mehr Laufzeit als die Methode </text:span><text:span text:style-name="T351">list.append</text:span><text:span text:style-name="T350">()</text:span><text:span text:style-name="T420">, während der Speicherbedarf der Methoden </text:span><text:span text:style-name="T421">relativ</text:span><text:span text:style-name="T420"> ähnlich ist</text:span><text:span text:style-name="T39">.</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2">1<text:tab/></text:span>Einleitung<text:bookmark-end text:name="__RefHeading___Toc1224_587109019"/></text:h>
      <text:h text:style-name="P117" text:outline-level="2"><text:bookmark-start text:name="__RefHeading___Toc2083_587109019"/><text:span text:style-name="T253">1.1<text:tab/></text:span>Motivation und Ziel der Facharbeit<text:bookmark-end text:name="__RefHeading___Toc2083_587109019"/></text:h>
      <text:p text:style-name="P52"><text:span text:style-name="T178">Beim Entwickeln von Software hat man oft mehrere Möglichkeiten eine Lösung zu implementieren </text:span><text:span text:style-name="T179">und es ist </text:span><text:span text:style-name="T180">manchmal </text:span><text:span text:style-name="T179">unklar, welche dieser Möglichkeiten </text:span><text:span text:style-name="T180">sich am besten eignet</text:span><text:span text:style-name="T179">.</text:span><text:span text:style-name="T178"> </text:span><text:span text:style-name="T181">Die Ursache dafür ist häufig der Mangel an Wissen, wie eine potentielle Lösung funktioniert und welche Auswirkungen das hat. </text:span><text:span text:style-name="T182">Dabei spielt manchmal auch Laufzeit und Speicherbedarf eine wichtige Rolle, da beides mit finanziellen Ressourcen verbunden ist. </text:span></text:p>
      <text:p text:style-name="P52"><text:span text:style-name="T183">Diese Facharbeit soll die Entwicklung der Laufzeit und des Speicherbedarfs </text:span><text:span text:style-name="T175">der gleichnamigen Methoden </text:span><text:span text:style-name="T352">.append()</text:span><text:span text:style-name="T175">, die man sowohl im Zusammenhang mit Arrays der Programmbibliothek Num</text:span><text:span text:style-name="T185">P</text:span><text:span text:style-name="T175">y für Python als auch mit Listen in Python finden kann, </text:span><text:span text:style-name="T183">vergleichen. </text:span><text:span text:style-name="T176">Beide Methoden haben den selben Zweck und hängen Elemente an die Datenstruktur</text:span><text:span text:style-name="T358">en</text:span><text:span text:style-name="T176"> an.</text:span><text:span text:style-name="T175"> </text:span><text:span text:style-name="T176">Die Grundlage </text:span><text:span text:style-name="T355">de</text:span><text:span text:style-name="T356">s Vergl</text:span><text:span text:style-name="T357">ei</text:span><text:span text:style-name="T356">chs</text:span><text:span text:style-name="T176"> bilden Messungen, </text:span><text:span text:style-name="T177">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4">r</text:span> Datentypen und ähnliche Fälle generalisiert werden.</text:p>
      <text:h text:style-name="P117" text:outline-level="2"><text:bookmark-start text:name="__RefHeading___Toc2085_587109019"/><text:span text:style-name="T254">1.2<text:tab/></text:span><text:span text:style-name="T37">Gliederung</text:span><text:bookmark-end text:name="__RefHeading___Toc2085_587109019"/></text:h>
      <text:p text:style-name="P55">Die Facharbei<text:span text:style-name="T273">t</text:span> glieder<text:span text:style-name="T359">t</text:span> sich wie folgt:</text:p>
      <text:p text:style-name="P56">Kapitel 2: <text:span text:style-name="T276">Gru</text:span><text:span text:style-name="T277">n</text:span><text:span text:style-name="T276">dlagen</text:span></text:p>
      <text:p text:style-name="P31">Zu Beginn werden die theoretischen Grundlagen erläutert, <text:span text:style-name="T360">um</text:span> <text:span text:style-name="T361">ein </text:span>grundlegendes Verständnis der Thematik auf<text:span text:style-name="T360">zu</text:span>bauen.</text:p>
      <text:p text:style-name="P56">Kapitel 3: <text:span text:style-name="T277">Durchführung</text:span></text:p>
      <text:p text:style-name="P32">Daraufhin wird <text:span text:style-name="T275">auf </text:span>die Vorgehensweise <text:span text:style-name="T275">bei den Messungen eingegangen und erklärt, worauf </text:span><text:span text:style-name="T362">beim Erfassen der Messdaten geachtet </text:span><text:span text:style-name="T423">wird</text:span><text:span text:style-name="T275">.</text:span></text:p>
      <text:p text:style-name="P56">Kapitel 4: <text:span text:style-name="T278">Ergebnisse</text:span></text:p>
      <text:p text:style-name="P33">In diesem Kapitel werden die Messdaten präsentiert, ausgewertet <text:span text:style-name="T279">und interpretiert</text:span>.</text:p>
      <text:p text:style-name="P28">Kapitel 5: <text:span text:style-name="T280">Fazit</text:span></text:p>
      <text:p text:style-name="P34">Zum Abschluss <text:span text:style-name="T281">werden die </text:span><text:span text:style-name="T363">gewonnenen </text:span><text:span text:style-name="T281">Erkenntnisse der Facharbeit bewertet. </text:span><text:span text:style-name="T282">Außerdem wird verdeutlicht, welche Aspekte auf Grund des Umfangs der Facharbeit nicht behandelt werden konnten.</text:span></text:p>
      <text:p text:style-name="P50"/>
      <text:h text:style-name="P115" text:outline-level="1"><text:bookmark-start text:name="__RefHeading___Toc1226_587109019"/><text:span text:style-name="T255">2<text:tab/></text:span>Grundlagen<text:bookmark-end text:name="__RefHeading___Toc1226_587109019"/></text:h>
      <text:h text:style-name="P117" text:outline-level="2"><text:bookmark-start text:name="__RefHeading___Toc2087_587109019"/><text:span text:style-name="T256">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7" text:outline-level="2"><text:bookmark-start text:name="__RefHeading___Toc2089_587109019"/><text:span text:style-name="T257">2.2<text:tab/></text:span>NumPy<text:bookmark-end text:name="__RefHeading___Toc2089_587109019"/></text:h>
      <text:p text:style-name="P57">NumPy ist <text:span text:style-name="T186">eine externe Programmbibliothek, die zusätzlich zu Python installiert werden kann. </text:span><text:span text:style-name="T187">Die Bibliothek bietet unter anderem die Verwendung von zusätzlichen Datenstrukturen </text:span><text:span text:style-name="T424">wie Arrays </text:span><text:span text:style-name="T187">an.</text:span></text:p>
      <text:h text:style-name="P117" text:outline-level="2"><text:bookmark-start text:name="__RefHeading___Toc2091_587109019"/><text:span text:style-name="T258">2.3<text:tab/></text:span>Datenstruktur<text:span text:style-name="T272">en</text:span><text:bookmark-end text:name="__RefHeading___Toc2091_587109019"/></text:h>
      <text:p text:style-name="P58">Eine Datenstruktur ist ein gewisses System, nach de<text:span text:style-name="T191">m</text:span> Daten<text:span text:style-name="T189">sammlungen mehrerer Elemente strukturiert gespeichert werden</text:span><text:span text:style-name="T188"> </text:span><text:span text:style-name="T190">können. </text:span><text:span text:style-name="T192">Zwei häufig verwendete Datenstrukturen sind Arrays und Listen.</text:span></text:p>
      <text:p text:style-name="P3"><text:span text:style-name="T364">Quellen: </text:span>[INF1], [INF2]</text:p>
      <text:h text:style-name="P117" text:outline-level="2"><text:bookmark-start text:name="__RefHeading___Toc2093_587109019"/><text:span text:style-name="T259">2.4<text:tab/></text:span><text:span text:style-name="T196">Anhängen von Elementen an </text:span>Listen<text:bookmark-end text:name="__RefHeading___Toc2093_587109019"/></text:h>
      <text:p text:style-name="P59">Die Datenstruktur Liste ist eine endliche <text:span text:style-name="T193">F</text:span>olge von Elementen, der Elemente hinzugefügt oder entfernt werden können. <text:span text:style-name="T197">Bei der Installation von </text:span><text:span text:style-name="T194">Python </text:span><text:span text:style-name="T197">sind Listen standardmäßig enthalten und </text:span><text:span text:style-name="T194">werden </text:span><text:span text:style-name="T198">in der Praxis </text:span><text:span text:style-name="T194">sehr häufig verwendet. </text:span><text:span text:style-name="T283">Ist in dieser Facharbeit von Listen die Rede, so handelt es sich um die Listen </text:span><text:span text:style-name="T365">der Programmiersprache</text:span><text:span text:style-name="T283"> Python. </text:span></text:p>
      <text:p text:style-name="P60">Beim Arbeiten mit Listen werden häufig Elemente angehängt. <text:span text:style-name="T195">Dabei wird die Datenstruktur um das neue Element am Ende erweitert und die ursprünglichen Elemente bleiben erhalten.</text:span></text:p>
      <text:p text:style-name="P61">Bei Listen wird dafür die Methode <text:span text:style-name="T349">.append</text:span><text:span text:style-name="T353">()</text:span><text:span text:style-name="T199"> auf die Liste mit dem neuen Element als Argument aufgerufen:</text:span></text:p>
      <text:p text:style-name="P6"><text:span text:style-name="T383">list.append</text:span>(<text:span text:style-name="T222">neuesElement</text:span>)</text:p>
      <text:p text:style-name="P111"><text:span text:style-name="T200">Beim Anhängen von Elementen wird der </text:span><text:span text:style-name="T366">belegte Speicherplatz durch die Liste manchmal</text:span><text:span text:style-name="T200"> erweitert. </text:span><text:span text:style-name="T201">Beim Erweitern des Speicherplatzes der Liste wird zuzüglich ein Puffer von </text:span><text:span text:style-name="T209">rund</text:span><text:span text:style-name="T201"> </text:span><text:span text:style-name="T20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1">der benötigten Größe freigehalten. </text:span><text:span text:style-name="T202">Dadurch muss d</text:span><text:span text:style-name="T367">er</text:span><text:span text:style-name="T202"> </text:span><text:span text:style-name="T203">Speicher</text:span><text:span text:style-name="T367">bedarf</text:span><text:span text:style-name="T202"> der Liste nicht </text:span><text:soft-page-break/><text:span text:style-name="T202">immer verändert werden, wenn neue Elemente angehängt werden, sondern </text:span><text:span text:style-name="T368">nur</text:span><text:span text:style-name="T202">, wenn </text:span><text:span text:style-name="T204">der freigehaltene Speicherplatz</text:span><text:span text:style-name="T202"> nicht mehr ausreicht. </text:span><text:span text:style-name="T369">Reicht der Speicherplatz aus, so wird d</text:span><text:span text:style-name="T205">as neue Element, das der Liste angehängt werden soll, in den nächsten freien </text:span><text:span text:style-name="T370">Platz</text:span><text:span text:style-name="T205"> des </text:span><text:span text:style-name="T374">beanspruchten </text:span><text:span text:style-name="T205">Speichers </text:span><text:span text:style-name="T374">der Liste</text:span><text:span text:style-name="T205"> </text:span><text:span text:style-name="T371">ein</text:span><text:span text:style-name="T205">gefügt. </text:span><text:span text:style-name="T206">Da die Liste ihre Größe </text:span><text:span text:style-name="T212">s</text:span><text:span text:style-name="T213">pe</text:span><text:span text:style-name="T212">ichert</text:span><text:span text:style-name="T206"> und </text:span><text:span text:style-name="T425">der benötigte Platz jedes</text:span><text:span text:style-name="T372"> Element</text:span><text:span text:style-name="T425">s</text:span><text:span text:style-name="T206"> gleich groß ist, kann berechnet werden, wo das nächste Element gespeichert </text:span><text:span text:style-name="T207">werden so</text:span><text:span text:style-name="T208">ll</text:span><text:span text:style-name="T206">. </text:span><text:span text:style-name="T214">Dadurch hat das <text:s/>Anhängen von Elementen nach [</text:span><text:span text:style-name="T218">PYO3</text:span><text:span text:style-name="T214">] </text:span><text:span text:style-name="T216">in der Regel</text:span><text:span text:style-name="T215"> </text:span><text:span text:style-name="T214">eine </text:span><text:span text:style-name="T217">Laufzeit</text:span><text:span text:style-name="T214">komplexität von O(1).</text:span></text:p>
      <text:p text:style-name="P4"><text:span text:style-name="T375">Quellen: </text:span>[INF3], <text:span text:style-name="T210">[</text:span><text:span text:style-name="T314">HTD</text:span><text:span text:style-name="T210">1], </text:span><text:span text:style-name="T211">[PYO2], [PYO</text:span><text:span text:style-name="T219">3</text:span><text:span text:style-name="T211">]</text:span></text:p>
      <text:h text:style-name="P117" text:outline-level="2"><text:bookmark-start text:name="__RefHeading___Toc2095_587109019"/><text:span text:style-name="T260">2.5<text:tab/></text:span>Anhängen von Elementen an Arrays<text:bookmark-end text:name="__RefHeading___Toc2095_587109019"/></text:h>
      <text:p text:style-name="P62">Arrays sind ähnlich wie Listen endliche Folgen von Elementen. <text:span text:style-name="T220">Der große Unterschied ist jedoch, dass bei Arrays in der Regel die Größe nicht veränderbar ist, also keine Elemente hinzugefügt oder entfernt werden können. </text:span><text:span text:style-name="T221">Bei den Arrays, die von der Programmbibliothek NumPy zur Verfügung gestellt werden, gibt es jedoch auch die Möglichkeit, dem Array Elemente hinzuzufügen oder zu entfernen. </text:span><text:span text:style-name="T284">Wird in dieser Facharbeit der Begriff Array verwendet, so ist damit </text:span><text:span text:style-name="T377">ein</text:span><text:span text:style-name="T284"> Array </text:span><text:span text:style-name="T376">gemeint, </text:span><text:span text:style-name="T379">das</text:span><text:span text:style-name="T377"> durch das</text:span><text:span text:style-name="T284"> Modul NumPy </text:span><text:span text:style-name="T377">in Python bereitgestellt wird</text:span><text:span text:style-name="T284">.</text:span></text:p>
      <text:p text:style-name="P63">Wenn man einem Array Elemente hinzufügen will, wird <text:span text:style-name="T380">das</text:span> Array immer an einen neuen Ort verschoben und erst dann wird das neue Element angehängt. <text:span text:style-name="T223">Es wird nicht wie </text:span><text:span text:style-name="T224">bei Listen</text:span><text:span text:style-name="T223"> Speicher für neue Elemente freigehalten. </text:span><text:span text:style-name="T222">Um Elemente anzuhängen wird hier die Methode </text:span><text:span text:style-name="T354">numpy.append()</text:span><text:span text:style-name="T222"> verwendet, die </text:span><text:span text:style-name="T381">das</text:span><text:span text:style-name="T222"> neue Array zurückgibt. Als Argumente müssen d</text:span><text:span text:style-name="T378">as</text:span><text:span text:style-name="T222"> alte Array und das neue Element übergeben werden:</text:span></text:p>
      <text:p text:style-name="P110"><text:span text:style-name="T426">neuesA</text:span>rray = numpy.append(<text:span text:style-name="T222">alte</text:span><text:span text:style-name="T232">s</text:span>Array, neuesElement)</text:p>
      <text:p text:style-name="P106">Da d<text:span text:style-name="T384">as</text:span> Array durch jedes Anhängen von Elementen au<text:span text:style-name="T384">f</text:span>wendig neu platziert werden muss, entwickelt sich nach [GIH1] <text:span text:style-name="T226">beim Anhängen von mehreren Elementen ein exponentielles Wachstum </text:span><text:span text:style-name="T227">mit der Laufzeitkomplexität O(n²). </text:span></text:p>
      <text:p text:style-name="P109"><text:span text:style-name="T384">Quellen: </text:span>[NPY1], <text:span text:style-name="T225">[GIH1]</text:span></text:p>
      <text:h text:style-name="P117" text:outline-level="2"><text:bookmark-start text:name="__RefHeading___Toc2097_587109019"/><text:span text:style-name="T261">2.6<text:tab/></text:span>Datentypen<text:bookmark-end text:name="__RefHeading___Toc2097_587109019"/></text:h>
      <text:p text:style-name="P107">Datentypen bestimmen, wie ein Computer gewisse Daten speichert. <text:span text:style-name="T228">Beispielsweise werden Fließkommazahlen anders gespeichert als ganze Zahlen. </text:span><text:span text:style-name="T229">Das hat auch Auswirkungen auf den Speicherplatz, der durch die Daten eingenommen wird. </text:span><text:span text:style-name="T230">Bei ganzen Zahlen ist in Python beispielweise der Speicherbedarf von der Größe der Zahl abhängig. </text:span></text:p>
      <text:p text:style-name="P108">Relevant für diese Facharbeit ist der Datentyp Float, der es ermöglicht Fließkommazahlen zu speichern. <text:span text:style-name="T231">In Python ist die Größe dieses Datentyps konstant. </text:span></text:p>
      <text:h text:style-name="P115" text:outline-level="1"><text:bookmark-start text:name="__RefHeading___Toc1228_587109019"/><text:span text:style-name="T262">3<text:tab/></text:span>Durchführung<text:bookmark-end text:name="__RefHeading___Toc1228_587109019"/></text:h>
      <text:p text:style-name="P64">Dieses Kapitel geht auf die Umsetzung der Messungen ein. Es <text:span text:style-name="T429">wird </text:span><text:span text:style-name="T427">die Implementierung</text:span> <text:span text:style-name="T427">des</text:span> Algorithmus zur Messung <text:span text:style-name="T427">erläutert </text:span><text:span text:style-name="T428">und erklärt</text:span>, auf welchem System die Messungen durchgeführt <text:span text:style-name="T430">werden</text:span> und worauf noch geachtet <text:span text:style-name="T430">wird</text:span>.</text:p>
      <text:p text:style-name="P11"><text:span text:style-name="T274">Zunächst</text:span> geht es um den Algorithmus zum Erfassen der Messdaten. <text:span text:style-name="T160">Im wesentlichen </text:span><text:span text:style-name="T162">hängt der Algorithmus in 10000 Wiederholungen den Datenstrukturen jeweils ein Element pro Wiederholung an und erfasst für jede dieser Wiederholungen</text:span><text:span text:style-name="T161">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31">Einheit:</text:span><text:span text:style-name="T391">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91"> </text:span><text:span text:style-name="T432">Einheit: </text:span><text:span text:style-name="T391">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3">Die erfassten Daten werden in </text:span><text:span text:style-name="T164">sep</text:span><text:span text:style-name="T165">a</text:span><text:span text:style-name="T164">raten </text:span><text:span text:style-name="T163">Dateien gespeichert.</text:span></text:p>
      <text:p text:style-name="P12"><text:span text:style-name="T166">Als Element, das den Datenstrukturen angehängt wird, wird für jede Wiederholung ein</text:span><text:span text:style-name="T168">e</text:span><text:span text:style-name="T166"> </text:span><text:span text:style-name="T168">Zufallszahl des Datentyps Float</text:span><text:span text:style-name="T166"> zwischen null und eins generiert, da diese eine konstante Größe hat und somit ungewöhnliche Entwicklungen </text:span><text:span text:style-name="T167">durch </text:span><text:span text:style-name="T169">verschieden</text:span><text:span text:style-name="T167"> </text:span><text:span text:style-name="T169">g</text:span><text:span text:style-name="T167">roße Elemente vermieden werden.</text:span></text:p>
      <text:p text:style-name="P12"><text:span text:style-name="T171">Insgesamt wird der Algorithmus 50 mal wiederholt, sodass 50 Dateien </text:span><text:span text:style-name="T433">generiert werden</text:span><text:span text:style-name="T171">, die jeweils Messdaten zum Hinzufügen von 10000 Elementen an Arrays und Listen enthalten. </text:span><text:span text:style-name="T172">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5">zum</text:span> Mittelwert. </text:p>
      <text:p text:style-name="P13">Die Messungen w<text:span text:style-name="T411">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3"> </text:span></text:p>
      <text:p text:style-name="P104"><draw:frame draw:style-name="fr1" draw:name="Frame13" text:anchor-type="char" svg:x="0.9008in" svg:y="0.078in" svg:width="4.3945in" draw:z-index="24"><draw:text-box fo:min-height="9.6543in"><text:p text:style-name="P75">Abbildung <text:span text:style-name="T31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h text:style-name="P115" text:outline-level="1"><text:bookmark-start text:name="__RefHeading___Toc1230_587109019"/><text:span text:style-name="T263">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7" text:outline-level="2"><text:bookmark-start text:name="__RefHeading___Toc2099_587109019"/><text:span text:style-name="T264">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5">Das</text:span><text:span text:style-name="T2"> folgenden Diagramm </text:span><text:span text:style-name="T388">1</text:span><text:span text:style-name="T2"> zeig</text:span><text:span text:style-name="T86">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21">Die Maximalabweichung <text:span text:style-name="T88">zum Mittelwert </text:span><text:span text:style-name="T87">bei der Speicherbelegung </text:span>beträgt sowohl für Array als auch für Liste <text:span text:style-name="T87">für alle Messwerte</text:span> null Bytes.</text:p>
      <text:p text:style-name="P22">Dadurch lässt sich erschließen, dass die Speicherverwaltung fest vorgegeben ist.</text:p>
      <text:p text:style-name="P23"><text:span text:style-name="T392">In</text:span><text:span text:style-name="T89">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text:span text:style-name="T436">null</text:span> Bytes für alle Stellen erkennen lässt.</text:p>
      <text:p text:style-name="P23"/>
      <text:p text:style-name="P40"/>
      <text:h text:style-name="P119" text:outline-level="2"><text:bookmark-start text:name="__RefHeading___Toc2101_587109019"/><text:span text:style-name="T26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1">Durch D</text:span><text:span text:style-name="T394">iagramm </text:span><text:span text:style-name="T90">3</text:span><text:span text:style-name="T61"> </text:span>wird verdeutlicht, wie sich der Speicherbedarf durch <text:span text:style-name="T60">das Hinzufügen von Elementen </text:span><text:span text:style-name="T62">verändert</text:span><text:span text:style-name="T60">.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5">iagramm 3: Speicherveränderung Array</text:span></text:p></draw:text-box></draw:frame><text:span text:style-name="T397">n</text:span> Diagramm <text:span text:style-name="T395">3 </text:span>kann man ablesen, dass sich der Speicher für jedes hinzugefügte Element um acht Bytes vergrößert. <text:span text:style-name="T63">Somit erklärt sich auch das lineare Wachstum, welches man in D</text:span><text:span text:style-name="T396">iagramm </text:span><text:span text:style-name="T64">1</text:span><text:span text:style-name="T63"> erkennen kann.</text:span></text:p>
      <text:p text:style-name="P27">Das lineare Wachstum ist darauf zurückzuführen, dass bei jedem Hinzufügen eines Elements ein neuer Array aus dem alten Array und dem neuen Element erstellt wird <text:span text:style-name="T66">und dabei kein Speicherplatz für das Hinzufügen von weiteren Elementen eingeplant wird.</text:span></text:p>
      <text:p text:style-name="P41"/>
      <text:h text:style-name="P119" text:outline-level="2"><text:bookmark-start text:name="__RefHeading___Toc2103_587109019"/><text:span text:style-name="T266">4.3<text:tab/></text:span>Speicherplatzverwaltung bei <text:span text:style-name="T65">Listen</text:span><text:bookmark-end text:name="__RefHeading___Toc2103_587109019"/></text:h>
      <text:p text:style-name="P7">Nun geht es um das Wachstum des belegten Speichers bei Listen.</text:p>
      <text:p text:style-name="P7"><text:span text:style-name="T67">Wie man </text:span><text:span text:style-name="T91">in</text:span><text:span text:style-name="T67"> D</text:span><text:span text:style-name="T398">iagramm </text:span><text:span text:style-name="T67">1 erkennen kann, wächst die Speicherbelegung stufenweise, anstatt </text:span><text:span text:style-name="T170">linear</text:span><text:span text:style-name="T67"> wie bei <text:s/>Arrays. </text:span><text:span text:style-name="T68">Das ist der Fall, weil bei jeder Vergrößerung des Speicherbedarfs der Liste rund </text:span><text:span text:style-name="T17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8"><text:s/>des </text:span><text:span text:style-name="T399">gerade</text:span><text:span text:style-name="T68"> benötigten Speicherplatzes zusätzlich reserviert wird. </text:span><text:span text:style-name="T69">Dadurch muss für neue Elemente kein neuer Speicherplatz beansprucht werden, sofern noch genug Platz für neue Element freigehalten ist. </text:span><text:span text:style-name="T399">Dadurch können </text:span><text:span text:style-name="T72">Neu</text:span><text:span text:style-name="T69">positionierung</text:span><text:span text:style-name="T402">en</text:span><text:span text:style-name="T69"> der Liste</text:span><text:span text:style-name="T402">n</text:span><text:span text:style-name="T69"> </text:span><text:span text:style-name="T70">verm</text:span><text:span text:style-name="T399">ie</text:span><text:span text:style-name="T70">de</text:span><text:span text:style-name="T71">n</text:span><text:span text:style-name="T70"> </text:span><text:span text:style-name="T399">werden</text:span><text:span text:style-name="T70">.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8"><text:span text:style-name="T95">In D</text:span><text:span text:style-name="T400">iagramm </text:span><text:span text:style-name="T92">4</text:span><text:span text:style-name="T95"> ist abzulesen, dass die Größe der Speicherveränderungen linear steigt, dafür aber die Abstände zwischen den Speichervergrößerungen auch steigen, </text:span><text:span text:style-name="T73">da nur dann der Speicher vergrößert wird, wenn kein freigehaltener Platz für neue Element vorhanden ist. </text:span><text:span text:style-name="T74">Das ist unter anderem i</text:span><text:span text:style-name="T401">n</text:span><text:span text:style-name="T74"> Diagramm 1 sehr deutlich zu erkennen. </text:span><text:span text:style-name="T75">Der belegte Speicherplatz durch die Liste steigt immer dann an, wenn diese ungefähr so viel Platz beleg</text:span><text:span text:style-name="T437">t</text:span><text:span text:style-name="T75"> wie </text:span><text:span text:style-name="T437">das</text:span><text:span text:style-name="T75"> Array, bei </text:span><text:span text:style-name="T76">de</text:span><text:span text:style-name="T438">m</text:span><text:span text:style-name="T75"> kein Platz für neue Elemente reserviert wird. Das heißt auch, dass die Elemente, die den Listen hinzugefügt werden, sowohl bei </text:span><text:span text:style-name="T77">Arrays und Listen genau gleich viel Speicherplatz in Anspruch nehmen, also acht Bytes </text:span><text:span text:style-name="T403">(siehe 4.2)</text:span><text:span text:style-name="T77">.</text:span></text:p>
      <text:p text:style-name="P8"><text:soft-page-break/><text:span text:style-name="T78">In D</text:span><text:span text:style-name="T404">iagramm </text:span><text:span text:style-name="T94">5</text:span><text:span text:style-name="T78"> wird deutlich, dass nach rund 9700 hinzugefügten Elementen und einer Speicher</text:span><text:span text:style-name="T79">belegung von rund 7</text:span><text:span text:style-name="T97">8000</text:span><text:span text:style-name="T79"> Bytes eine Vergrößerung des beanspruchten Speichers </text:span><text:span text:style-name="T80">der Liste</text:span><text:span text:style-name="T79">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span text:style-name="T96">In D</text:span><text:span text:style-name="T93">6</text:span><text:span text:style-name="T96"> kann man erkennen, dass bei genau der gleichen Speicherplatzvergrößerung nach rund 9700 hinzugefügten Elementen, der belegte Speicherplatz um rund 9800 Bytes steigt. </text:span><text:span text:style-name="T81">Zum Vergleich: </text:span><text:span text:style-name="T82">7</text:span><text:span text:style-name="T98">8000</text:span><text:span text:style-name="T83">Bytes</text:span><text:span text:style-name="T82"> * </text:span><text:span text:style-name="T17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2"><text:s/>= 97</text:span><text:span text:style-name="T99">50</text:span><text:span text:style-name="T83">Bytes</text:span><text:span text:style-name="T82">. </text:span><text:span text:style-name="T84">Somit wird verdeutlicht, dass die Speichervergrößerung bei der Liste tatsächlich rund </text:span><text:span text:style-name="T17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4"><text:s/>des zuvor belegten Speichers beträgt.</text:span></text:p>
      <text:h text:style-name="P119" text:outline-level="2"><text:bookmark-start text:name="__RefHeading___Toc2105_587109019"/><text:span text:style-name="T267">4.4<text:tab/></text:span>Ungenauigkeiten bei Messung<text:span text:style-name="T103">en</text:span> der Laufzeit<text:bookmark-end text:name="__RefHeading___Toc2105_587109019"/></text:h>
      <text:p text:style-name="P65">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103"> um die Ungenauigkeiten der Messungen gehen. </text:span><text:span text:style-name="T104">Die Diagramme dieses Abschnitts repräsentieren alle die Messwerte der gleichen zufällig ausgewählten Messung.</text:span></text:p>
      <text:p text:style-name="P65"><text:span text:style-name="T105">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span text:style-name="T105">bildet die Laufzeitveränderung je hinzugefügtes Element ab.</text:span></text:p>
      <text:p text:style-name="P66">Hier ist zu erkennen, dass die Laufzeitveränderungen sich an verschiedenen Werten orientieren und alle ein <text:span text:style-name="T154">Nullfaches, Zweifaches, Dreifaches </text:span><text:span text:style-name="T407">oder Vierfaches</text:span> vom kleinsten Wert <text:span text:style-name="T106">über null </text:span><text:span text:style-name="T409">seien</text:span>. <text:span text:style-name="T153">Dieser</text:span><text:span text:style-name="T107"> </text:span><text:span text:style-name="T153">beträgt</text:span><text:span text:style-name="T107"> in diesem Diagramm etwas mehr als 2*10</text:span><text:span text:style-name="T108">-7 </text:span><text:span text:style-name="T112">Sekunden. </text:span></text:p>
      <text:p text:style-name="P67">Außerdem zeigt das Diagramm, dass in manchen Fällen die Laufzeitveränderung null Sekunden <text:span text:style-name="T408">sei</text:span>. Das heißt, dass ein Element an die List hinzugefügt wird ohne dass Zeit vergeht. Das ist technisch nicht möglich. </text:p>
      <text:p text:style-name="P68">Deshalb ist es vermutlich so, dass <text:span text:style-name="T156">das Ergebnis</text:span> <text:span text:style-name="T156">der</text:span> hier verwendete Methode der Zeitmessung nur in gleichmäßigen Schritten <text:span text:style-name="T155">steigen kann, </text:span><text:span text:style-name="T158">die</text:span><text:span text:style-name="T157"> in diesem Beispiel rund 2*10</text:span><text:span text:style-name="T109">-7 </text:span><text:span text:style-name="T113">Sekunden </text:span><text:span text:style-name="T114">betragen.</text:span></text:p>
      <text:p text:style-name="P69"/>
      <text:p text:style-name="P69"/>
      <text:p text:style-name="P69"><text:soft-page-break/></text:p>
      <text:p text:style-name="P69"/>
      <text:p text:style-name="P35"><text:span text:style-name="T100">E</text:span><text:span text:style-name="T101">in anderes interessantes Merkmal wird in D</text:span><text:span text:style-name="T102">iagramm 8</text:span><text:span text:style-name="T101">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span text:style-name="T159">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1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6">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0">-7 </text:span><text:span text:style-name="T136">Sekunden </text:span><text:span text:style-name="T115">und 2*10</text:span><text:span text:style-name="T110">-7</text:span><text:span text:style-name="T115"> Sekunden liegen. </text:span><text:span text:style-name="T116">Es ist nicht zu erkennen, dass die Laufzeitveränderung beim Hinzufügen von Elementen an eine längere Liste größer wird. </text:span><text:span text:style-name="T117">Dementsprechend ist die Laufzeitveränderung unabhängig von der Anzahl der Elemente </text:span><text:span text:style-name="T118">in einer</text:span><text:span text:style-name="T117"> Liste. </text:span><text:span text:style-name="T119">Wenn man von den extremen Abweichungen absieht, führt das ungefähr zu einem linearen Wachstum der Gesamtlaufzeit. </text:span><text:span text:style-name="T123">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2">In</text:span><text:span text:style-name="T120"> D</text:span><text:span text:style-name="T141">iagramm </text:span><text:span text:style-name="T120">10 </text:span><text:span text:style-name="T122">ist das lineare Wachstum der Gesamtlaufzeit bei der Liste </text:span><text:span text:style-name="T121">abgesehen von den großen Sprüngen durch die extremen Abweichungen </text:span><text:span text:style-name="T120">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P70"/>
      <text:h text:style-name="P119" text:outline-level="2"><text:bookmark-start text:name="__RefHeading___Toc2109_587109019"/><text:span text:style-name="T140">4.6<text:tab/></text:span><text:span text:style-name="T124">L</text:span><text:span text:style-name="T120">aufzeitentwicklung bei </text:span><text:span text:style-name="T125">Arrays</text:span><text:bookmark-end text:name="__RefHeading___Toc2109_587109019"/></text:h>
      <text:p text:style-name="P46"><text:span text:style-name="T125">I</text:span><text:span text:style-name="T115">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text:span text:style-name="T115"> </text:span><text:span text:style-name="T126">Das folgende Diagramm </text:span><text:span text:style-name="T127">D11 stellt die Mittelwerte der Laufzeitveränderung für jedes hinzugefügte Element </text:span><text:span text:style-name="T128">bei Arrays</text:span><text:span text:style-name="T127"> dar.</text:span></text:p>
      <text:p text:style-name="P43"><text:span text:style-name="T127">H</text:span><text:span text:style-name="T115">ier ist zu erkennen, dass abgesehen von den vielen Abweichungen die Laufzeitveränderung von anfangs rund 0,5 * 10</text:span><text:span text:style-name="T110">-5</text:span><text:span text:style-name="T115"> Sekunden auf fast 1 * 10</text:span><text:span text:style-name="T110">-5</text:span><text:span text:style-name="T115"> Sekunden </text:span><text:span text:style-name="T142">nach 8000 Elementen</text:span><text:span text:style-name="T115"> linear ansteigt. </text:span><text:span text:style-name="T129">Dieser lineare Anstieg wird dadurch verursacht, dass Arrays beim Hinzufügen von neuen Elementen aufw</text:span><text:span text:style-name="T149">e</text:span><text:span text:style-name="T129">ndig an einen neuen Ort positioniert werden </text:span><text:span text:style-name="T130">und der Aufwand mit der Anzahl der Elementen im Array wächst</text:span><text:span text:style-name="T129">.</text:span></text:p>
      <text:p text:style-name="P44"><text:span text:style-name="T129">Das </text:span><text:span text:style-name="T143">führt</text:span><text:span text:style-name="T129"> zu einem exponentiellen Anstieg der Gesamtlaufzeit führen. Dieser ist jedoch undeutlich, da es extrem viele große Abweichungen gibt, bei denen die Laufzeitveränderung </text:span><text:span text:style-name="T131">deutlich über den oben genannten Werten liegt. </text:span><text:span text:style-name="T132">Diese Abweichungen kommen vermutlich durch Hintergrundprozesse, die nichts mit dem Hinzufügen von Elementen an Arrays zu tun haben. </text:span><text:span text:style-name="T133">Die Abweichungen sind hier häufiger als bei Listen, da das Hinzufügen von Elementen bei Arrays durch das neue platzieren aufw</text:span><text:span text:style-name="T149">e</text:span><text:span text:style-name="T133">ndiger ist und somit die Wahrscheinlichkeit steigt, dass der Prozess durch Hintergrundprozesse unterbrochen wird. </text:span><text:span text:style-name="T134">Der größere Aufwand bei Arrays ist auch in den Diagrammen zu erkennen:</text:span></text:p>
      <text:p text:style-name="P44"><text:soft-page-break/><text:span text:style-name="T134">In D</text:span><text:span text:style-name="T144">iagramm </text:span><text:span text:style-name="T134">11 kann man ablesen, dass die </text:span><text:span text:style-name="T135">kleinsten </text:span><text:span text:style-name="T134">Mittelwerte beim Hinzufügen </text:span><text:span text:style-name="T145">von Elementen an Arrays </text:span><text:span text:style-name="T134">eine Laufzeitveränderung </text:span><text:span text:style-name="T135">von etwas weniger als </text:span><text:span text:style-name="T115">0,5 * 10</text:span><text:span text:style-name="T110">-5</text:span><text:span text:style-name="T115"> Sekunden </text:span><text:span text:style-name="T136">betragen während </text:span><text:span text:style-name="T137">die kleinsten Mittelwerte</text:span><text:span text:style-name="T136"> nach </text:span><text:span text:style-name="T137">D</text:span><text:span text:style-name="T146">iagramm </text:span><text:span text:style-name="T137">9 </text:span><text:span text:style-name="T136">bei Listen </text:span><text:span text:style-name="T139">kleiner</text:span><text:span text:style-name="T137"> <text:s/>als </text:span><text:span text:style-name="T138">1*10</text:span><text:span text:style-name="T111">-7 </text:span><text:span text:style-name="T136">Sekunden </text:span><text:span text:style-name="T139">sind.</text:span></text:p>
      <text:p text:style-name="P71"/>
      <text:p text:style-name="P47"><text:span text:style-name="T139">D</text:span><text:span text:style-name="T115">er oben angesprochene exponentielle Anstieg der Gesamtlaufzeit bei Arrays ist in D</text:span><text:span text:style-name="T147">iagramm </text:span><text:span text:style-name="T115">12 auf Grund der vielen </text:span><text:span text:style-name="T148">g</text:span><text:span text:style-name="T115">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p>
      <text:p text:style-name="P51"><text:span text:style-name="T150">Man kann den exponentiellen Anstieg jedoch leicht erahnen, da nach rund 5000 hinzugefügten Elementen die Gesamtlaufzeit ungefähr 0,04 Sekunden beträgt, während sie nach 10000 Elementen bei rund 0.10 Sekunden liegt. </text:span><text:span text:style-name="T151">In dem Diagramm ist auch der Vergleich zwischen dem Hinzufügen von Elementen an Listen und Arrays abgebildet. </text:span><text:span text:style-name="T152">Es ist sehr deutlich zu erkennen, dass Arrays dafür deutlich länger als Listen benötigen.</text:span></text:p>
      <text:h text:style-name="P116" text:outline-level="1"><text:bookmark-start text:name="__RefHeading___Toc1232_587109019"/><text:span text:style-name="T268">5<text:tab/></text:span>Fazit<text:bookmark-end text:name="__RefHeading___Toc1232_587109019"/></text:h>
      <text:h text:style-name="P117" text:outline-level="2"><text:bookmark-start text:name="__RefHeading___Toc1234_587109019"/><text:span text:style-name="T269">5.1<text:tab/></text:span>Bewertung<text:bookmark-end text:name="__RefHeading___Toc1234_587109019"/></text:h>
      <text:p text:style-name="P29"><text:span text:style-name="T233">Beim Anhängen von Elementen an </text:span><text:span text:style-name="T234">die</text:span><text:span text:style-name="T233"> Datenstruktur ist eindeutig festzustellen, dass Arrays </text:span><text:span text:style-name="T236">für das Anhängen von Elementen </text:span><text:span text:style-name="T233">eine deutlich höhere Laufzeit beanspruchen als Listen, </text:span><text:span text:style-name="T235">während der Speicherbedarf </text:span><text:span text:style-name="T237">der Datenstrukturen </text:span><text:span text:style-name="T235">ungefähr ähnlich ist. </text:span><text:span text:style-name="T239">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5">E</text:span><text:span text:style-name="T233">ventuell wäre es hilfreich gewesen, neben dem Mittelwert auch den Median als Mittel zur Auswertung der Daten zu verwenden. Dadurch </text:span><text:span text:style-name="T249">wären</text:span><text:span text:style-name="T233"> die extremen Abweichungen nicht <text:s/>so stark ins Gewicht </text:span><text:span text:style-name="T250">gefa</text:span><text:span text:style-name="T233">llen. </text:span></text:p>
      <text:h text:style-name="P117" text:outline-level="2"><text:bookmark-start text:name="__RefHeading___Toc1236_587109019"/><text:span text:style-name="T270">5.2<text:tab/></text:span>Ausblick<text:bookmark-end text:name="__RefHeading___Toc1236_587109019"/></text:h>
      <text:p text:style-name="P74"><text:span text:style-name="T233">Das Analysieren einer Methode reicht nicht aus, um sich ein Gesamtbild über den Vergleich von Listen und Arrays zu verschaffen. </text:span><text:span text:style-name="T237">Bei beiden Datenstrukturen spielen auch noch weitere Aspekte eine wichtige Rolle, die für einen </text:span><text:span text:style-name="T238">g</text:span><text:span text:style-name="T237">rundlegenden Vergleich essentiell wären. </text:span><text:span text:style-name="T240">Beispiele dafür sind weitere Methoden, spezifische Aspekte, die nur von der jeweiligen Datenstruktur geboten werden, oder das Verhalten bei </text:span><text:span text:style-name="T251">Mehrdimensionalität</text:span><text:span text:style-name="T240">. <text:s/>Auf Grund </text:span><text:span text:style-name="T241">des Umfangs der Arbeit konnten diese Aspekte nicht umgesetzt werden.</text:span></text:p>
      <text:p text:style-name="P126"><text:span text:style-name="T233">Diese Facharbeit war nur ein kleiner Schritt auf dem Weg, die optimale</text:span><text:span text:style-name="T246">n</text:span><text:span text:style-name="T233"> Lösung</text:span><text:span text:style-name="T246">en</text:span><text:span text:style-name="T233"> für Problem</text:span><text:span text:style-name="T247">e</text:span><text:span text:style-name="T233"> beim Entwickeln von Software zu finden</text:span><text:span text:style-name="T242">. </text:span><text:span text:style-name="T243">Vermutlich gibt es eine unendliche Anzahl </text:span><text:span text:style-name="T248">an </text:span><text:span text:style-name="T243">Problemen beim Programmieren, die auf verschieden Weisen gelöst werden können. </text:span><text:span text:style-name="T244">Somit wären auch andere dieser Fallbeispiele Material für weitere Analysen, die den Rahmen dieser Arbeit jedoch </text:span><text:span text:style-name="T245">überschreiten</text:span><text:span text:style-name="T244">.</text:span></text:p>
      <text:h text:style-name="P114" text:outline-level="1"><text:bookmark-start text:name="__RefHeading___Toc1238_587109019"/><text:span text:style-name="T271">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5">Github</text:span><text:span text:style-name="T289">, „Why is np.append so slow?“, </text:span><text:a xlink:type="simple" xlink:href="https://github.com/numpy/numpy/issues/17090" text:style-name="Internet_20_link" text:visited-style-name="Visited_20_Internet_20_Link"><text:span text:style-name="T290">https://github.com/numpy/numpy/issues/17090</text:span></text:a><text:span text:style-name="T290">, </text:span><text:span text:style-name="T299">Zugriff</text:span><text:span text:style-name="T291"> am</text:span><text:span text:style-name="T290"> 26.4.2021</text:span></text:p>
          </table:table-cell>
        </table:table-row>
        <table:table-row table:style-name="TableLine1742857438000">
          <table:table-cell table:style-name="Table1.A1" office:value-type="string">
            <text:p text:style-name="P82">[<text:span text:style-name="T313">HTD</text:span><text:span text:style-name="T287">1</text:span>]</text:p>
          </table:table-cell>
          <table:table-cell table:style-name="Table1.A1" office:value-type="string">
            <text:p text:style-name="P88"><text:span text:style-name="T312">Ha</text:span><text:span text:style-name="T57">cking the Desert</text:span><text:span text:style-name="T58">, „Exploring Python’s Implementation of List.append() in C“, </text:span><text:a xlink:type="simple" xlink:href="https://lisantra.wordpress.com/2020/04/24/python-internals-list-append/" text:style-name="Internet_20_link" text:visited-style-name="Visited_20_Internet_20_Link"><text:span text:style-name="T55">https://lisantra.wordpress.com/2020/04/24/python-internals-list-append/</text:span></text:a><text:span text:style-name="T58">, </text:span><text:span text:style-name="T56">Zugriff</text:span><text:span text:style-name="T294">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6">Inf-Schule</text:span><text:span text:style-name="T300">, „</text:span><text:span text:style-name="T301">Was tun Datenstruktur</text:span><text:span text:style-name="T307">en?“, </text:span><text:a xlink:type="simple" xlink:href="https://www.inf-schule.de/algorithmen/suchbaeume/datenstrukturen/was" text:style-name="Internet_20_link" text:visited-style-name="Visited_20_Internet_20_Link">https://www.inf-schule.de/algorithmen/suchbaeume/datenstrukturen/was</text:a><text:span text:style-name="T302">, </text:span><text:span text:style-name="T306">Zugriff</text:span><text:span text:style-name="T303"> am </text:span><text:span text:style-name="T302">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6">Inf-Schule</text:span><text:span text:style-name="T293">, </text:span><text:span text:style-name="T308">„</text:span><text:span text:style-name="T30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4">, </text:span><text:span text:style-name="T306">Zugriff</text:span><text:span text:style-name="T305">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6">Inf-Schule</text:span><text:span text:style-name="T293">,</text:span><text:span text:style-name="T308"> „</text:span><text:span text:style-name="T31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0">, </text:span><text:span text:style-name="T306">Zugriff</text:span><text:span text:style-name="T311">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2">, „</text:span><text:span text:style-name="T295">numpy.append“, </text:span><text:a xlink:type="simple" xlink:href="https://numpy.org/doc/stable/reference/generated/numpy.append.html#numpy.append" text:style-name="Internet_20_link" text:visited-style-name="Visited_20_Internet_20_Link"><text:span text:style-name="T295">https://numpy.org/doc/stable/reference/generated/numpy.append.html#numpy.append</text:span></text:a><text:span text:style-name="T295">, </text:span><text:span text:style-name="T306">Zugriff</text:span><text:span text:style-name="T311"> am 26.4.2021</text:span></text:p>
          </table:table-cell>
        </table:table-row>
        <table:table-row table:style-name="TableLine1742857425488">
          <table:table-cell table:style-name="Table1.A1" office:value-type="string">
            <text:p text:style-name="P84">[PY<text:span text:style-name="T288">O</text:span>1]</text:p>
          </table:table-cell>
          <table:table-cell table:style-name="Table1.A1" office:value-type="string">
            <text:p text:style-name="P90">Python<text:span text:style-name="T292">, „</text:span><text:span text:style-name="T296">What is Python? Executive Summary“, </text:span><text:a xlink:type="simple" xlink:href="https://www.python.org/doc/essays/blurb/" text:style-name="Internet_20_link" text:visited-style-name="Visited_20_Internet_20_Link"><text:span text:style-name="T296">https://www.python.org/doc/essays/blurb/</text:span></text:a><text:span text:style-name="T296">, </text:span><text:span text:style-name="T306">Zugriff</text:span><text:span text:style-name="T311">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2">, „</text:span><text:span text:style-name="T297">Design and History FAQ“, </text:span><text:a xlink:type="simple" xlink:href="https://docs.python.org/3/faq/design.html" text:style-name="Internet_20_link" text:visited-style-name="Visited_20_Internet_20_Link"><text:span text:style-name="T297">https://docs.python.org/3/faq/design.html</text:span></text:a><text:span text:style-name="T297">, </text:span><text:span text:style-name="T306">Zugriff</text:span><text:span text:style-name="T311">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2">, „</text:span><text:span text:style-name="T298">TimeComplexity“, </text:span><text:a xlink:type="simple" xlink:href="https://wiki.python.org/moin/TimeComplexity" text:style-name="Internet_20_link" text:visited-style-name="Visited_20_Internet_20_Link"><text:span text:style-name="T298">https://wiki.python.org/moin/TimeComplexity</text:span></text:a><text:span text:style-name="T298">, </text:span><text:span text:style-name="T306">Zugriff</text:span><text:span text:style-name="T311">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08:42.941000000</dc:date>
    <meta:editing-duration>PT22H53M54S</meta:editing-duration>
    <meta:editing-cycles>852</meta:editing-cycles>
    <meta:generator>LibreOffice/7.1.0.3$Windows_X86_64 LibreOffice_project/f6099ecf3d29644b5008cc8f48f42f4a40986e4c</meta:generator>
    <meta:document-statistic meta:table-count="3" meta:image-count="26" meta:object-count="4" meta:page-count="30" meta:paragraph-count="200" meta:word-count="3230" meta:character-count="23824" meta:non-whitespace-character-count="20764"/>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